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f96044" svg:stroke-opacity="25%" draw:stroke-linejoin="miter" svg:stroke-linecap="butt" draw:fill="solid" draw:fill-color="#f96044" draw:opacity="25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f44f39" svg:stroke-opacity="25%" draw:stroke-linejoin="miter" svg:stroke-linecap="butt" draw:fill="solid" draw:fill-color="#f44f39" draw:opacity="25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03d2d" svg:stroke-opacity="25%" draw:stroke-linejoin="miter" svg:stroke-linecap="butt" draw:fill="solid" draw:fill-color="#f03d2d" draw:opacity="25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e32f27" svg:stroke-opacity="25%" draw:stroke-linejoin="miter" svg:stroke-linecap="butt" draw:fill="solid" draw:fill-color="#e32f27" draw:opacity="25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d52221" svg:stroke-opacity="25%" draw:stroke-linejoin="miter" svg:stroke-linecap="butt" draw:fill="solid" draw:fill-color="#d52221" draw:opacity="25%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9894c5" svg:stroke-opacity="25%" draw:stroke-linejoin="miter" svg:stroke-linecap="butt" draw:fill="solid" draw:fill-color="#9894c5" draw:opacity="25%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817ebb" svg:stroke-opacity="25%" draw:stroke-linejoin="miter" svg:stroke-linecap="butt" draw:fill="solid" draw:fill-color="#817ebb" draw:opacity="25%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796eb2" svg:stroke-opacity="25%" draw:stroke-linejoin="miter" svg:stroke-linecap="butt" draw:fill="solid" draw:fill-color="#796eb2" draw:opacity="25%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705eaa" svg:stroke-opacity="25%" draw:stroke-linejoin="miter" svg:stroke-linecap="butt" draw:fill="solid" draw:fill-color="#705eaa" draw:opacity="25%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808080" draw:stroke-linejoin="miter" svg:stroke-linecap="butt" draw:fill="solid" draw:fill-color="#808080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35cm" svg:stroke-color="#63a8d3" svg:stroke-opacity="25%" draw:stroke-linejoin="miter" svg:stroke-linecap="butt" draw:fill="solid" draw:fill-color="#63a8d3" draw:opacity="25%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539ecd" svg:stroke-opacity="25%" draw:stroke-linejoin="miter" svg:stroke-linecap="butt" draw:fill="solid" draw:fill-color="#539ecd" draw:opacity="25%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4493c7" svg:stroke-opacity="25%" draw:stroke-linejoin="miter" svg:stroke-linecap="butt" draw:fill="solid" draw:fill-color="#4493c7" draw:opacity="25%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3787c0" svg:stroke-opacity="25%" draw:stroke-linejoin="miter" svg:stroke-linecap="butt" draw:fill="solid" draw:fill-color="#3787c0" draw:opacity="25%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2b7bba" svg:stroke-opacity="25%" draw:stroke-linejoin="miter" svg:stroke-linecap="butt" draw:fill="solid" draw:fill-color="#2b7bba" draw:opacity="25%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35cm" svg:stroke-color="#8d89c0" svg:stroke-opacity="25%" draw:stroke-linejoin="miter" svg:stroke-linecap="butt" draw:fill="solid" draw:fill-color="#8d89c0" draw:opacity="25%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35cm" svg:stroke-color="#6abf71" svg:stroke-opacity="25%" draw:stroke-linejoin="miter" svg:stroke-linecap="butt" draw:fill="solid" draw:fill-color="#6abf71" draw:opacity="25%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56b567" svg:stroke-opacity="25%" draw:stroke-linejoin="miter" svg:stroke-linecap="butt" draw:fill="solid" draw:fill-color="#56b567" draw:opacity="25%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43ac5e" svg:stroke-opacity="25%" draw:stroke-linejoin="miter" svg:stroke-linecap="butt" draw:fill="solid" draw:fill-color="#43ac5e" draw:opacity="25%" fo:padding-top="0.017cm" fo:padding-bottom="0.017cm" fo:padding-left="0.017cm" fo:padding-right="0.017cm"/>
    </style:style>
    <style:style style:name="gr24" style:family="graphic" style:parent-style-name="standard">
      <style:graphic-properties draw:stroke="solid" svg:stroke-width="0.035cm" svg:stroke-color="#37a055" svg:stroke-opacity="25%" draw:stroke-linejoin="miter" svg:stroke-linecap="butt" draw:fill="solid" draw:fill-color="#37a055" draw:opacity="25%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035cm" svg:stroke-color="#2c944c" svg:stroke-opacity="25%" draw:stroke-linejoin="miter" svg:stroke-linecap="butt" draw:fill="solid" draw:fill-color="#2c944c" draw:opacity="25%" fo:padding-top="0.017cm" fo:padding-bottom="0.017cm" fo:padding-left="0.017cm" fo:padding-right="0.01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2.569cm" fo:min-width="10.844cm" fo:padding-top="0.026cm" fo:padding-bottom="0.026cm" fo:padding-left="0.026cm" fo:padding-right="0.026cm"/>
    </style:style>
    <style:style style:name="gr27" style:family="graphic" style:parent-style-name="standard">
      <style:graphic-properties draw:stroke="none" svg:stroke-color="#000000" draw:fill="none" draw:fill-color="#ffffff" fo:min-height="1.9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952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96044" draw:opacity="25%"/>
    </style:style>
    <style:style style:name="P3" style:family="paragraph">
      <loext:graphic-properties draw:fill="solid" draw:fill-color="#f44f39" draw:opacity="25%"/>
    </style:style>
    <style:style style:name="P4" style:family="paragraph">
      <loext:graphic-properties draw:fill="solid" draw:fill-color="#f03d2d" draw:opacity="25%"/>
    </style:style>
    <style:style style:name="P5" style:family="paragraph">
      <loext:graphic-properties draw:fill="solid" draw:fill-color="#e32f27" draw:opacity="25%"/>
    </style:style>
    <style:style style:name="P6" style:family="paragraph">
      <loext:graphic-properties draw:fill="solid" draw:fill-color="#d52221" draw:opacity="25%"/>
    </style:style>
    <style:style style:name="P7" style:family="paragraph">
      <loext:graphic-properties draw:fill="solid" draw:fill-color="#9894c5" draw:opacity="25%"/>
    </style:style>
    <style:style style:name="P8" style:family="paragraph">
      <loext:graphic-properties draw:fill="solid" draw:fill-color="#817ebb" draw:opacity="25%"/>
    </style:style>
    <style:style style:name="P9" style:family="paragraph">
      <loext:graphic-properties draw:fill="solid" draw:fill-color="#796eb2" draw:opacity="25%"/>
    </style:style>
    <style:style style:name="P10" style:family="paragraph">
      <loext:graphic-properties draw:fill="solid" draw:fill-color="#705eaa" draw:opacity="25%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63a8d3" draw:opacity="25%"/>
    </style:style>
    <style:style style:name="P15" style:family="paragraph">
      <loext:graphic-properties draw:fill="solid" draw:fill-color="#539ecd" draw:opacity="25%"/>
    </style:style>
    <style:style style:name="P16" style:family="paragraph">
      <loext:graphic-properties draw:fill="solid" draw:fill-color="#4493c7" draw:opacity="25%"/>
    </style:style>
    <style:style style:name="P17" style:family="paragraph">
      <loext:graphic-properties draw:fill="solid" draw:fill-color="#3787c0" draw:opacity="25%"/>
    </style:style>
    <style:style style:name="P18" style:family="paragraph">
      <loext:graphic-properties draw:fill="solid" draw:fill-color="#2b7bba" draw:opacity="25%"/>
    </style:style>
    <style:style style:name="P19" style:family="paragraph">
      <loext:graphic-properties draw:fill="solid" draw:fill-color="#8d89c0" draw:opacity="25%"/>
    </style:style>
    <style:style style:name="P20" style:family="paragraph">
      <loext:graphic-properties draw:fill="solid" draw:fill-color="#6abf71" draw:opacity="25%"/>
    </style:style>
    <style:style style:name="P21" style:family="paragraph">
      <loext:graphic-properties draw:fill="solid" draw:fill-color="#56b567" draw:opacity="25%"/>
    </style:style>
    <style:style style:name="P22" style:family="paragraph">
      <loext:graphic-properties draw:fill="solid" draw:fill-color="#43ac5e" draw:opacity="25%"/>
    </style:style>
    <style:style style:name="P23" style:family="paragraph">
      <loext:graphic-properties draw:fill="solid" draw:fill-color="#37a055" draw:opacity="25%"/>
    </style:style>
    <style:style style:name="P24" style:family="paragraph">
      <loext:graphic-properties draw:fill="solid" draw:fill-color="#2c944c" draw:opacity="25%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" fo:font-size="36pt" style:font-size-asian="36pt" style:font-size-complex="36pt"/>
    </style:style>
    <style:style style:name="P27" style:family="paragraph">
      <loext:graphic-properties draw:fill="none"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Times New Roman" fo:font-size="36pt" fo:font-weight="normal" style:font-size-asian="36pt" style:font-weight-asian="normal" style:font-size-complex="36pt" style:font-weight-complex="normal"/>
    </style:style>
    <style:style style:name="T1" style:family="text">
      <style:text-properties style:font-name="Times New Roman" fo:font-size="36pt" style:font-size-asian="36pt" style:font-size-complex="36pt"/>
    </style:style>
    <style:style style:name="T2" style:family="text"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T3" style:family="text">
      <style:text-properties style:text-position="-8% 58%" style:font-name="Times New Roman" fo:font-size="48pt" fo:font-weight="bold" style:font-size-asian="48pt" style:font-weight-asian="bold" style:font-size-complex="48pt" style:font-weight-complex="bold"/>
    </style:style>
    <style:style style:name="T4" style:family="text">
      <style:text-properties style:font-name="Times New Roman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0.629cm" svg:height="13.69cm" svg:x="0.996cm" svg:y="2.032cm" svg:viewBox="0 0 10630 13691" draw:points="0,13691 10630,13691 10630,0 0,0">
          <text:p/>
        </draw:polygon>
        <draw:polygon draw:style-name="gr2" draw:text-style-name="P2" draw:layer="layout" svg:width="4.445cm" svg:height="2.493cm" svg:x="6.294cm" svg:y="5.558cm" svg:viewBox="0 0 4446 2494" draw:points="0,1279 615,2494 3037,2187 3409,1919 3916,1547 4430,827 4446,665 4402,529 3325,0">
          <text:p/>
        </draw:polygon>
        <draw:polygon draw:style-name="gr3" draw:text-style-name="P3" draw:layer="layout" svg:width="3.554cm" svg:height="4.365cm" svg:x="6.917cm" svg:y="6.927cm" svg:viewBox="0 0 3555 4366" draw:points="679,2981 1709,4366 2612,4209 2986,3984 3555,3281 3073,2564 0,0 510,2515">
          <text:p/>
        </draw:polygon>
        <draw:polygon draw:style-name="gr4" draw:text-style-name="P4" draw:layer="layout" svg:width="2.125cm" svg:height="2.479cm" svg:x="6.052cm" svg:y="9.495cm" svg:viewBox="0 0 2126 2480" draw:points="161,2480 1205,2296 1715,1787 2126,707 1274,317 0,0 43,1894">
          <text:p/>
        </draw:polygon>
        <draw:polygon draw:style-name="gr5" draw:text-style-name="P5" draw:layer="layout" svg:width="2.64cm" svg:height="2.451cm" svg:x="6.267cm" svg:y="7.343cm" svg:viewBox="0 0 2641 2452" draw:points="1942,0 0,266 209,1079 797,1867 1450,2452 2288,1943 2517,1278 2641,703 2304,303">
          <text:p/>
        </draw:polygon>
        <draw:polygon draw:style-name="gr6" draw:text-style-name="P6" draw:layer="layout" svg:width="2.697cm" svg:height="2.367cm" svg:x="4.359cm" svg:y="8.933cm" svg:viewBox="0 0 2698 2368" draw:points="1752,2368 2698,562 2569,68 2271,24 1611,0 1080,175 275,624 0,1635 483,2012 789,2128">
          <text:p/>
        </draw:polygon>
        <draw:polygon draw:style-name="gr7" draw:text-style-name="P7" draw:layer="layout" svg:width="2.852cm" svg:height="2.724cm" svg:x="6.76cm" svg:y="11.345cm" svg:viewBox="0 0 2853 2725" draw:points="0,1868 986,2725 2156,2535 2524,2097 2751,1662 2853,784 1868,0 632,927">
          <text:p/>
        </draw:polygon>
        <draw:polygon draw:style-name="gr8" draw:text-style-name="P8" draw:layer="layout" svg:width="4.886cm" svg:height="3.923cm" svg:x="1.882cm" svg:y="3.915cm" svg:viewBox="0 0 4887 3924" draw:points="2210,3924 4887,538 1809,71 902,0 413,101 0,945 154,1799">
          <text:p/>
        </draw:polygon>
        <draw:polygon draw:style-name="gr9" draw:text-style-name="P9" draw:layer="layout" svg:width="2.802cm" svg:height="2.698cm" svg:x="4.106cm" svg:y="11.883cm" svg:viewBox="0 0 2803 2699" draw:points="572,322 0,1507 392,2239 861,2699 1770,2578 2803,2411 2661,1254 1868,465 1703,394 791,0">
          <text:p/>
        </draw:polygon>
        <draw:polygon draw:style-name="gr10" draw:text-style-name="P10" draw:layer="layout" svg:width="2.344cm" svg:height="7.837cm" svg:x="2.298cm" svg:y="5.373cm" svg:viewBox="0 0 2345 7838" draw:points="2345,5688 1820,0 29,6024 0,6132 83,7165 135,7571 1076,7838 1615,7224">
          <text:p/>
        </draw:polygon>
        <draw:path draw:style-name="gr11" draw:text-style-name="P11" draw:layer="layout" svg:width="0.303cm" svg:height="0.36cm" svg:x="5.624cm" svg:y="16.002cm" svg:viewBox="0 0 304 361" svg:d="M49 41v280h58c50 0 86-11 110-34 22-22 34-58 34-106 0-49-12-84-34-106-24-23-60-34-110-34zM0 0h100c70 0 121 15 154 44 33 30 50 75 50 137s-17 107-51 137c-32 29-84 43-153 43h-100z">
          <text:p/>
        </draw:path>
        <draw:path draw:style-name="gr11" draw:text-style-name="P11" draw:layer="layout" svg:width="0.045cm" svg:height="0.375cm" svg:x="6.002cm" svg:y="15.987cm" svg:viewBox="0 0 46 376" svg:d="M0 105h46v271h-46zM0 0h46v56h-46z">
          <text:p/>
        </draw:path>
        <draw:path draw:style-name="gr11" draw:text-style-name="P11" draw:layer="layout" svg:width="0.394cm" svg:height="0.277cm" svg:x="6.138cm" svg:y="16.085cm" svg:viewBox="0 0 395 278" svg:d="M212 59c11-20 24-34 39-44 16-10 34-15 55-15 28 0 49 10 66 30 15 20 23 49 23 85v163h-45v-161c0-26-5-45-14-59-10-13-23-19-42-19-23 0-42 8-55 24s-20 36-20 62v153h-44v-161c0-26-5-45-14-59-9-13-24-19-43-19-22 0-41 8-54 24s-20 36-20 62v153h-44v-271h44v42c10-16 23-29 37-37s31-12 50-12c20 0 36 5 50 15s24 25 31 44z">
          <text:p/>
        </draw:path>
        <draw:polygon draw:style-name="gr11" draw:text-style-name="P11" draw:layer="layout" svg:width="0.215cm" svg:height="0.36cm" svg:x="6.785cm" svg:y="16.002cm" svg:viewBox="0 0 216 361" draw:points="7,320 87,320 87,45 0,63 0,17 86,0 135,0 135,320 216,320 216,361 7,361">
          <text:p/>
        </draw:polygon>
        <draw:path draw:style-name="gr11" draw:text-style-name="P11" draw:layer="layout" svg:width="0.36cm" svg:height="0.302cm" svg:x="0.269cm" svg:y="9.261cm" svg:viewBox="0 0 361 303" svg:d="M40 255h281v-60c0-50-11-86-34-109s-59-35-107-35c-49 0-84 12-107 35-22 23-33 59-33 109zM0 303v-101c0-69 15-121 43-153 29-33 75-49 137-49s108 16 137 49c30 33 44 84 44 153v101z">
          <text:p/>
        </draw:path>
        <draw:path draw:style-name="gr11" draw:text-style-name="P11" draw:layer="layout" svg:width="0.375cm" svg:height="0.044cm" svg:x="0.254cm" svg:y="9.141cm" svg:viewBox="0 0 376 45" svg:d="M105 45v-45h271v45zM0 45v-45h56v45z">
          <text:p/>
        </draw:path>
        <draw:path draw:style-name="gr11" draw:text-style-name="P11" draw:layer="layout" svg:width="0.277cm" svg:height="0.394cm" svg:x="0.352cm" svg:y="8.655cm" svg:viewBox="0 0 278 395" svg:d="M59 182c-20-10-34-24-44-39s-15-34-15-55c0-28 10-49 30-65 20-15 49-23 85-23h163v45h-162c-25 0-45 5-58 13-13 10-19 24-19 42 0 24 8 42 24 55 15 14 36 20 62 20h153v45h-162c-25 0-45 5-58 14-13 10-19 24-19 43 0 22 8 41 24 54 15 13 36 20 62 20h153v44h-271v-44h42c-17-10-29-22-37-37-8-14-12-30-12-50s5-36 15-50c10-15 25-25 44-32z">
          <text:p/>
        </draw:path>
        <draw:path draw:style-name="gr11" draw:text-style-name="P11" draw:layer="layout" svg:width="0.367cm" svg:height="0.229cm" svg:x="0.262cm" svg:y="8.191cm" svg:viewBox="0 0 368 230" svg:d="M327 171v-171h41v230h-41c-19-18-46-43-78-75-32-33-53-53-62-62-18-16-32-26-45-32-12-6-24-10-36-10-19 0-34 7-46 21-12 13-19 30-19 52 0 16 3 33 8 49 6 17 14 35 25 55h-50c-8-20-14-38-18-55s-6-33-6-48c0-37 10-67 29-89 18-22 43-34 74-34 15 0 29 3 42 9 13 5 29 15 47 30 5 4 18 17 41 38 22 22 53 53 94 92z">
          <text:p/>
        </draw:path>
        <draw:path draw:style-name="gr12" draw:text-style-name="P11" draw:layer="layout" svg:width="1.205cm" svg:height="0.986cm" svg:x="8.77cm" svg:y="6.336cm" svg:viewBox="0 0 1206 987" svg:d="M155 0h146l219 684 134-684h105l-156 797h-145l-220-686-133 686h-105zM1199 738l-47 238h-69l13-63c-20 25-43 43-69 56-26 12-54 18-86 18-36 0-65-11-88-32-22-22-34-50-34-84 0-49 20-88 59-116s92-42 161-42h95l4-19c1-2 1-4 1-6 0-3 1-6 1-11 0-23-10-40-28-52s-43-19-76-19c-22 0-45 3-68 9-24 6-48 14-73 26l12-64c26-9 51-17 76-21 25-5 49-8 72-8 49 0 87 11 112 32 26 22 39 53 39 94 0 8-1 18-2 29s-3 22-5 35zM1124 766h-68c-57 0-98 8-125 23s-41 38-41 70c0 22 7 39 21 51 14 13 33 19 57 19 38 0 70-13 98-40s46-63 55-107z">
          <text:p/>
        </draw:path>
        <draw:path draw:style-name="gr12" draw:text-style-name="P11" draw:layer="layout" svg:width="1.206cm" svg:height="0.962cm" svg:x="8.218cm" svg:y="9.433cm" svg:viewBox="0 0 1207 963" svg:d="M152 0h141l214 666 130-666h103l-151 778h-142l-214-671-130 671h-103zM1139 703c0-36-8-63-24-83-17-20-39-30-67-30-21 0-40 5-58 15s-34 25-47 44c-15 21-26 44-34 71s-12 53-12 80c0 33 8 59 24 79 16 19 38 28 66 28 21 0 40-5 58-15 18-9 34-24 48-43 13-20 25-43 33-70 9-26 13-51 13-76zM931 606c16-23 37-40 62-53 24-13 51-19 78-19 41 0 75 14 99 42 25 28 37 66 37 115 0 40-7 78-21 115-15 37-35 70-62 98-18 19-38 34-61 44-22 10-46 15-71 15-27 0-50-6-69-18s-35-30-47-54l-13 62h-68l112-568h67z">
          <text:p/>
        </draw:path>
        <draw:path draw:style-name="gr12" draw:text-style-name="P11" draw:layer="layout" svg:width="1.205cm" svg:height="0.992cm" svg:x="6.396cm" svg:y="10.353cm" svg:viewBox="0 0 1206 993" svg:d="M156 0h147l221 688 134-688h106l-156 802h-147l-220-691-135 691h-106zM1206 578l-14 68c-16-12-34-21-53-27-18-6-37-9-57-9-23 0-44 4-63 12-20 7-37 18-51 33-21 21-38 47-50 76-11 30-17 60-17 91 0 38 9 66 28 85 19 18 48 28 86 28 19 0 40-3 61-9s44-15 67-26l-13 68c-20 9-41 15-62 19s-43 6-65 6c-56 0-99-14-129-42s-45-68-45-119c0-44 8-84 23-121 16-37 39-70 70-99 21-20 46-35 74-45 29-11 59-16 93-16 20 0 39 3 58 7s39 11 59 20z">
          <text:p/>
        </draw:path>
        <draw:path draw:style-name="gr12" draw:text-style-name="P11" draw:layer="layout" svg:width="1.207cm" svg:height="0.933cm" svg:x="7.249cm" svg:y="7.975cm" svg:viewBox="0 0 1208 934" svg:d="M146 0h137l208 646 127-646h100l-148 753h-138l-207-649-126 649h-99zM1048 863c-18 24-38 42-62 53-24 12-50 18-79 18-40 0-71-14-94-40-23-28-34-65-34-112 0-39 7-77 20-112 14-35 35-67 61-95 17-19 37-33 59-42 22-10 45-15 69-15 25 0 47 6 67 18 19 12 34 30 45 53l42-216h66l-107 551h-66zM846 770c0 34 8 61 23 80 16 19 37 30 64 30 20 0 39-6 57-16 17-10 32-24 45-43 14-20 25-43 33-69s12-51 12-76c0-33-8-59-23-77s-37-28-64-28c-20 0-39 5-57 15s-33 23-45 42c-14 19-25 42-33 68s-12 50-12 74z">
          <text:p/>
        </draw:path>
        <draw:path draw:style-name="gr12" draw:text-style-name="P11" draw:layer="layout" svg:width="1.206cm" svg:height="0.971cm" svg:x="5.123cm" svg:y="9.407cm" svg:viewBox="0 0 1207 972" svg:d="M153 0h143l217 672 132-672h103l-153 784h-143l-217-677-131 677h-104zM1139 718c1-4 2-8 2-12 0-5 0-9 0-13 0-30-8-53-26-71-17-17-41-26-71-26-34 0-64 11-89 32-26 21-46 51-59 90zM1198 771h-315c-1 9-2 16-3 23 0 5 0 10 0 14 0 34 10 60 31 79 21 18 51 28 89 28 29 0 57-4 83-10 27-7 51-16 74-29l-13 67c-25 10-50 17-76 22-25 5-52 7-78 7-58 0-101-13-132-41-31-27-46-66-46-116 0-44 7-84 23-121 15-37 37-70 67-99 19-18 42-32 68-42 27-9 55-14 84-14 47 0 84 14 111 42 28 28 42 65 42 112 0 11-1 23-2 36-2 13-4 27-7 42z">
          <text:p/>
        </draw:path>
        <draw:polygon draw:style-name="gr13" draw:text-style-name="P12" draw:layer="layout" svg:width="0.529cm" svg:height="0.529cm" svg:x="9.893cm" svg:y="2.908cm" svg:viewBox="0 0 530 530" draw:points="177,530 353,530 353,354 530,354 530,177 353,177 353,0 177,0 177,177 0,177 0,354 177,354">
          <text:p/>
        </draw:polygon>
        <draw:polygon draw:style-name="gr13" draw:text-style-name="P12" draw:layer="layout" svg:width="0.529cm" svg:height="0.529cm" svg:x="8.774cm" svg:y="7.922cm" svg:viewBox="0 0 530 530" draw:points="176,530 353,530 353,353 530,353 530,176 353,176 353,0 176,0 176,176 0,176 0,353 176,353">
          <text:p/>
        </draw:polygon>
        <draw:path draw:style-name="gr12" draw:text-style-name="P11" draw:layer="layout" svg:width="1.217cm" svg:height="0.614cm" svg:x="7.881cm" svg:y="12.612cm" svg:viewBox="0 0 1218 615" svg:d="M94 20h150c44 0 77 10 100 30 23 21 35 51 35 90 0 53-17 94-51 123s-82 44-143 44h-82l-37 193h-66zM149 73l-35 181h82c36 0 65-10 84-29 20-19 30-46 30-81 0-22-7-40-20-52s-32-19-56-19zM547 509c-42 0-76-13-100-39-25-26-37-61-37-106 0-27 4-53 13-80 8-27 19-50 33-69 21-28 45-50 71-63 26-14 55-21 89-21 40 0 73 13 99 38 25 26 37 59 37 100 0 29-4 57-12 86-8 28-19 51-33 70-21 29-44 50-71 64-26 13-56 20-89 20zM471 362c0 32 7 57 21 73s34 24 62 24c39 0 72-17 98-52 26-34 39-78 39-131 0-32-7-55-21-71-13-16-34-24-61-24-22 0-42 5-59 16-18 10-33 26-47 47-10 16-18 34-23 55-6 20-9 41-9 63zM903 0h59l-14 75h-59zM876 140h59l-70 360h-59zM1213 464l-28 145h-41l7-39c-12 15-26 27-41 34-16 8-33 11-52 11-22 0-39-6-53-19-14-14-21-31-21-52 0-29 12-52 36-70 23-17 56-25 97-25h57l3-11c0-1 0-3 0-4 0-2 1-4 1-7 0-13-6-24-17-31s-26-11-46-11c-13 0-27 2-41 5-14 4-29 9-44 16l7-39c16-6 31-10 46-13s29-4 43-4c30 0 53 6 68 19 16 13 24 32 24 56 0 5-1 11-2 18 0 6-1 14-3 21zM1168 481h-41c-34 0-59 5-75 14-17 9-25 23-25 42 0 13 4 24 13 31 8 8 20 11 34 11 23 0 42-8 59-24s28-38 34-65z">
          <text:p/>
        </draw:path>
        <draw:path draw:style-name="gr12" draw:text-style-name="P11" draw:layer="layout" svg:width="1.217cm" svg:height="0.618cm" svg:x="2.764cm" svg:y="4.66cm" svg:viewBox="0 0 1218 619" svg:d="M94 21h151c45 0 78 10 101 30 23 21 35 51 35 90 0 53-17 94-51 124-34 29-83 44-145 44h-82l-37 194h-66zM149 74l-35 181h82c37 0 65-9 86-28 20-19 30-46 30-81 0-23-7-41-20-53-14-13-34-19-58-19zM550 512c-43 0-76-13-101-39-24-26-37-62-37-107 0-27 4-53 13-80 8-28 20-51 33-69 21-29 45-50 71-64 27-14 56-21 89-21 42 0 75 13 100 39 25 25 38 59 38 100 0 29-4 57-13 86-8 28-19 52-33 70-21 29-44 51-71 64-26 14-56 21-89 21zM474 364c0 32 7 57 20 73 14 16 35 25 63 25 39 0 72-18 98-53 27-34 40-78 40-132 0-31-7-54-21-70s-35-24-62-24c-22 0-42 5-60 15-17 11-33 27-46 48-11 16-18 34-24 55-5 20-8 41-8 63zM907 0h60l-15 76h-59zM880 141h60l-71 362h-59zM1218 368l-8 41c-10-7-21-13-32-17-11-3-23-5-35-5-13 0-26 2-38 7s-22 11-30 20c-13 13-23 28-30 46s-11 36-11 55c0 22 6 39 17 51 12 11 29 16 52 16 12 0 24-1 37-5 13-3 26-9 40-15l-8 42c-12 5-24 8-37 11-13 2-26 4-39 4-34 0-60-9-78-26s-27-41-27-73c0-26 5-50 14-72 10-22 24-42 42-60 13-12 28-21 45-27s35-9 56-9c11 0 23 1 34 4 12 2 24 6 36 12z">
          <text:p/>
        </draw:path>
        <draw:path draw:style-name="gr12" draw:text-style-name="P11" draw:layer="layout" svg:width="1.217cm" svg:height="0.594cm" svg:x="4.847cm" svg:y="12.972cm" svg:viewBox="0 0 1218 595" svg:d="M90 19h145c43 0 75 10 97 30s33 48 33 86c0 51-16 91-49 119-33 29-79 43-138 43h-79l-36 187h-63zM143 71l-33 174h79c35 0 62-9 81-27 20-18 29-44 29-78 0-22-6-39-19-51s-31-18-55-18zM528 493c-41 0-73-12-97-37-23-26-35-60-35-104 0-26 4-51 12-78 8-26 19-48 32-66 20-27 43-48 69-61 25-13 53-20 85-20 41 0 73 12 97 37 25 25 37 57 37 96 0 28-4 56-12 83-9 27-19 51-32 69-20 28-43 48-69 61-26 14-55 20-87 20zM455 350c0 31 7 56 20 71 13 16 33 24 60 24 38 0 70-17 96-50 25-35 38-77 38-129 0-30-7-52-21-68-13-15-34-23-60-23-21 0-41 5-57 15-17 10-32 26-45 46-10 16-18 33-23 53s-8 40-8 61zM873 0h58l-14 72h-58zM847 135h57l-68 349h-57zM1120 552c-11 14-23 25-38 32s-31 11-49 11c-24 0-43-8-58-25-14-16-21-39-21-68 0-24 4-47 13-69s21-42 37-60c11-11 23-20 37-26 13-6 27-9 42-9 16 0 29 4 41 12 12 7 22 18 28 32l26-133h40l-65 340h-41zM996 495c0 21 4 37 14 49 9 12 23 18 39 18 13 0 24-3 35-9s20-15 28-27c9-12 16-26 21-42 4-16 7-32 7-48 0-20-5-35-14-48-10-11-23-17-40-17-12 0-24 3-35 9s-20 16-28 27c-8 12-15 26-20 42s-7 31-7 46z">
          <text:p/>
        </draw:path>
        <draw:path draw:style-name="gr12" draw:text-style-name="P11" draw:layer="layout" svg:width="1.217cm" svg:height="0.609cm" svg:x="2.586cm" svg:y="11.023cm" svg:viewBox="0 0 1218 610" svg:d="M92 20h149c44 0 77 10 99 30 23 21 34 50 34 89 0 52-16 93-50 123-33 29-81 44-141 44h-81l-38 191h-64zM147 73l-35 180h81c37 0 65-11 84-29 20-19 30-46 30-80 0-23-7-40-20-52-14-13-32-19-56-19zM542 506c-41 0-75-13-100-39-24-25-36-61-36-105 0-26 4-52 12-79 9-27 20-51 33-69 22-29 45-50 71-63 26-14 56-20 88-20 41 0 74 12 99 37 25 26 37 59 37 100 0 29-4 57-12 85-9 28-20 51-33 70-21 28-44 49-70 63-26 13-55 20-89 20zM468 360c0 32 6 56 20 72 13 16 34 24 61 24 39 0 72-17 98-51s38-78 38-130c0-32-6-55-20-71s-34-24-61-24c-22 0-42 5-59 16-17 10-33 26-46 47-10 16-18 34-23 54-6 21-8 41-8 63zM895 0h59l-14 74h-59zM869 139h58l-69 358h-59zM1177 457c0-3 1-5 1-8 0-2 0-5 0-7 0-18-5-33-16-43-10-11-25-16-43-16-20 0-38 6-54 19s-27 31-35 55zM1213 489h-191c-1 6-2 10-2 13 0 4-1 6-1 9 0 20 7 36 20 48 12 11 30 17 53 17 18 0 35-2 51-6s31-10 44-18l-7 41c-15 6-30 10-46 13s-32 4-48 4c-34 0-61-8-80-24-18-17-28-41-28-71 0-26 5-50 14-73 9-22 23-42 41-59 12-11 25-20 41-26s33-9 51-9c29 0 51 9 68 26s25 39 25 68c0 7 0 14-1 22s-3 16-4 25z">
          <text:p/>
        </draw:path>
        <draw:line draw:style-name="gr14" draw:text-style-name="P13" draw:layer="layout" svg:x1="0.996cm" svg:y1="15.722cm" svg:x2="0.996cm" svg:y2="2.032cm">
          <text:p/>
        </draw:line>
        <draw:line draw:style-name="gr14" draw:text-style-name="P13" draw:layer="layout" svg:x1="11.625cm" svg:y1="15.722cm" svg:x2="11.625cm" svg:y2="2.032cm">
          <text:p/>
        </draw:line>
        <draw:line draw:style-name="gr14" draw:text-style-name="P13" draw:layer="layout" svg:x1="0.996cm" svg:y1="15.722cm" svg:x2="11.625cm" svg:y2="15.722cm">
          <text:p/>
        </draw:line>
        <draw:line draw:style-name="gr14" draw:text-style-name="P13" draw:layer="layout" svg:x1="0.996cm" svg:y1="2.032cm" svg:x2="11.625cm" svg:y2="2.032cm">
          <text:p/>
        </draw:line>
        <draw:path draw:style-name="gr11" draw:text-style-name="P11" draw:layer="layout" svg:width="0.2cm" svg:height="0.309cm" svg:x="5.055cm" svg:y="1.511cm" svg:viewBox="0 0 201 310" svg:d="M43 35v116h53c19 0 34-5 44-15 11-10 17-25 17-43 0-19-6-33-17-43-10-10-25-15-44-15zM0 0h96c34 0 60 8 78 24s27 38 27 69c0 30-9 53-27 69-18 15-44 24-78 24h-53v124h-43z">
          <text:p/>
        </draw:path>
        <draw:path draw:style-name="gr11" draw:text-style-name="P11" draw:layer="layout" svg:width="0.136cm" svg:height="0.237cm" svg:x="5.3cm" svg:y="1.583cm" svg:viewBox="0 0 137 238" svg:d="M137 41c-4-3-9-4-14-6-5-1-11-1-17-1-21 0-38 7-49 21-12 14-18 34-18 60v123h-39v-233h39v36c8-14 19-24 31-31 13-7 29-10 47-10 3 0 6 0 9 0 3 1 7 1 11 2z">
          <text:p/>
        </draw:path>
        <draw:path draw:style-name="gr11" draw:text-style-name="P11" draw:layer="layout" svg:width="0.215cm" svg:height="0.242cm" svg:x="5.45cm" svg:y="1.583cm" svg:viewBox="0 0 216 243" svg:d="M216 112v18h-175c2 26 9 47 24 60 14 14 33 21 59 21 14 0 28-2 42-5 13-4 27-9 41-17v36c-14 6-28 12-42 14-14 3-29 4-44 4-37 0-66-10-88-32-21-22-33-51-33-88s11-67 32-90c20-22 48-33 83-33 31 0 56 10 74 30s27 47 27 82zM178 101c-1-21-7-38-18-50-11-13-26-19-45-19-21 0-38 6-51 18-12 12-20 29-22 51z">
          <text:p/>
        </draw:path>
        <draw:path draw:style-name="gr11" draw:text-style-name="P11" draw:layer="layout" svg:width="0.207cm" svg:height="0.327cm" svg:x="5.711cm" svg:y="1.498cm" svg:viewBox="0 0 208 328" svg:d="M168 125v-125h40v323h-40v-36c-8 15-18 25-30 32-12 6-27 9-44 9-28 0-50-11-68-34-18-22-26-51-26-88 0-36 8-65 26-88 18-22 40-33 68-33 17 0 32 3 44 10s22 17 30 30zM39 206c0 28 5 50 17 66 11 16 27 24 47 24 21 0 36-8 48-24s17-38 17-66-5-49-17-65-27-24-48-24c-20 0-36 8-47 24-12 16-17 37-17 65z">
          <text:p/>
        </draw:path>
        <draw:path draw:style-name="gr11" draw:text-style-name="P11" draw:layer="layout" svg:width="0.249cm" svg:height="0.319cm" svg:x="6.114cm" svg:y="1.506cm" svg:viewBox="0 0 250 320" svg:d="M250 29v44c-14-13-29-22-46-29-16-7-33-10-50-10-36 0-63 11-82 33-18 21-28 52-28 93 0 40 10 72 28 94 19 22 46 32 82 32 17 0 34-2 50-9 17-7 32-16 46-30v44c-14 10-30 17-47 22-16 5-34 7-52 7-46 0-83-14-110-42s-41-68-41-118 14-89 41-118c27-28 64-42 110-42 19 0 36 2 52 7 17 5 33 12 47 22z">
          <text:p/>
        </draw:path>
        <draw:polygon draw:style-name="gr11" draw:text-style-name="P11" draw:layer="layout" svg:width="0.038cm" svg:height="0.322cm" svg:x="6.426cm" svg:y="1.498cm" svg:viewBox="0 0 39 323" draw:points="0,323 39,323 39,0 0,0">
          <text:p/>
        </draw:polygon>
        <draw:path draw:style-name="gr11" draw:text-style-name="P11" draw:layer="layout" svg:width="0.196cm" svg:height="0.242cm" svg:x="6.529cm" svg:y="1.583cm" svg:viewBox="0 0 197 243" svg:d="M121 120c-31 0-52 4-64 11s-18 19-18 36c0 14 5 25 14 32 8 8 21 12 36 12 21 0 38-7 51-22 12-15 19-35 19-60v-9zM197 105v133h-38v-36c-9 14-20 24-33 32-13 6-29 9-47 9-24 0-43-6-57-20-14-13-22-31-22-53 0-26 10-46 28-59 17-13 43-20 77-20h54v-4c0-17-6-31-18-41-11-9-27-14-48-14-13 0-26 2-39 5-12 3-24 8-36 14v-35c14-5 27-9 40-12 14-3 26-4 39-4 33 0 58 9 75 26 16 17 25 44 25 79z">
          <text:p/>
        </draw:path>
        <draw:path draw:style-name="gr11" draw:text-style-name="P11" draw:layer="layout" svg:width="0.177cm" svg:height="0.242cm" svg:x="6.786cm" svg:y="1.583cm" svg:viewBox="0 0 178 243" svg:d="M165 12v36c-11-5-22-9-34-12-11-3-23-4-35-4-20 0-34 2-43 8-10 6-14 15-14 26 0 9 3 16 10 21s20 10 41 14l13 3c27 6 46 15 57 25 12 10 18 25 18 44 0 22-8 38-26 51-17 13-41 19-70 19-13 0-26-1-39-3-14-2-28-6-43-12v-39c14 8 28 13 42 17 13 3 27 5 40 5 18 0 32-3 42-9 9-6 14-15 14-26 0-10-4-18-10-24-7-5-22-11-46-16l-13-3c-24-5-41-13-51-23-11-10-16-24-16-42 0-22 8-39 23-50 15-12 37-18 66-18 14 0 27 1 40 3 12 2 23 5 34 9z">
          <text:p/>
        </draw:path>
        <draw:path draw:style-name="gr11" draw:text-style-name="P11" draw:layer="layout" svg:width="0.177cm" svg:height="0.242cm" svg:x="7.007cm" svg:y="1.583cm" svg:viewBox="0 0 178 243" svg:d="M165 12v36c-11-5-22-9-33-12-13-3-25-4-37-4-19 0-33 2-43 8-9 6-14 15-14 26 0 9 4 16 11 21 6 5 20 10 40 14l13 3c28 6 47 15 59 25 11 10 17 25 17 44 0 22-9 38-26 51s-41 19-71 19c-13 0-25-1-39-3-13-2-27-6-42-12v-39c14 8 28 13 41 17 14 3 27 5 41 5 18 0 32-3 42-9s15-15 15-26c0-10-4-18-11-24-8-5-23-11-46-16l-14-3c-23-5-41-13-51-23s-15-24-15-42c0-22 7-39 22-50 16-12 38-18 66-18 14 0 28 1 41 3 12 2 24 5 34 9z">
          <text:p/>
        </draw:path>
        <draw:polygon draw:style-name="gr11" draw:text-style-name="P11" draw:layer="layout" svg:width="0.183cm" svg:height="0.309cm" svg:x="7.386cm" svg:y="1.511cm" svg:viewBox="0 0 184 310" draw:points="6,275 75,275 75,38 0,53 0,15 74,0 116,0 116,275 184,275 184,310 6,310">
          <text:p/>
        </draw:polygon>
        <draw:polygon draw:style-name="gr1" draw:text-style-name="P1" draw:layer="layout" svg:width="11.982cm" svg:height="8.548cm" svg:x="14.698cm" svg:y="4.603cm" svg:viewBox="0 0 11983 8549" draw:points="0,8549 11983,8549 11983,0 0,0">
          <text:p/>
        </draw:polygon>
        <draw:polygon draw:style-name="gr15" draw:text-style-name="P14" draw:layer="layout" svg:width="5.206cm" svg:height="4.925cm" svg:x="19.622cm" svg:y="7.461cm" svg:viewBox="0 0 5207 4926" draw:points="5207,583 2644,0 2402,85 240,1124 0,1683 323,2619 1351,4926 2167,4166">
          <text:p/>
        </draw:polygon>
        <draw:polygon draw:style-name="gr16" draw:text-style-name="P15" draw:layer="layout" svg:width="4.234cm" svg:height="4.31cm" svg:x="16.275cm" svg:y="8.128cm" svg:viewBox="0 0 4235 4311" draw:points="2992,0 0,2607 1395,4311 4098,3852 4144,3814 4235,3607 4179,1708">
          <text:p/>
        </draw:polygon>
        <draw:polygon draw:style-name="gr17" draw:text-style-name="P16" draw:layer="layout" svg:width="6.584cm" svg:height="3.274cm" svg:x="15.696cm" svg:y="6.442cm" svg:viewBox="0 0 6585 3275" draw:points="5354,3275 6585,735 2529,72 1922,0 339,693 35,895 0,1432 173,2091 436,2505 879,3150">
          <text:p/>
        </draw:polygon>
        <draw:polygon draw:style-name="gr18" draw:text-style-name="P17" draw:layer="layout" svg:width="3.962cm" svg:height="3.463cm" svg:x="21.72cm" svg:y="6.516cm" svg:viewBox="0 0 3963 3464" draw:points="0,1415 1444,3464 2596,3326 3963,2203 3823,1185 3316,0 1693,119">
          <text:p/>
        </draw:polygon>
        <draw:polygon draw:style-name="gr19" draw:text-style-name="P18" draw:layer="layout" svg:width="3.655cm" svg:height="3.89cm" svg:x="18.896cm" svg:y="5.315cm" svg:viewBox="0 0 3656 3891" draw:points="869,3600 1707,3891 3521,3248 3656,1652 3606,833 2859,83 1741,0 1021,319 4,873 0,1509 440,2729">
          <text:p/>
        </draw:polygon>
        <draw:path draw:style-name="gr11" draw:text-style-name="P11" draw:layer="layout" svg:width="0.303cm" svg:height="0.36cm" svg:x="20.002cm" svg:y="13.431cm" svg:viewBox="0 0 304 361" svg:d="M49 40v281h60c49 0 86-11 109-34s35-58 35-107c0-48-12-83-35-106s-60-34-109-34zM0 0h102c69 0 121 14 153 43 33 30 49 76 49 137 0 63-17 108-49 137-33 29-84 44-153 44h-102z">
          <text:p/>
        </draw:path>
        <draw:path draw:style-name="gr11" draw:text-style-name="P11" draw:layer="layout" svg:width="0.044cm" svg:height="0.376cm" svg:x="20.381cm" svg:y="13.415cm" svg:viewBox="0 0 45 377" svg:d="M0 106h45v271h-45zM0 0h45v57h-45z">
          <text:p/>
        </draw:path>
        <draw:path draw:style-name="gr11" draw:text-style-name="P11" draw:layer="layout" svg:width="0.395cm" svg:height="0.277cm" svg:x="20.516cm" svg:y="13.514cm" svg:viewBox="0 0 396 278" svg:d="M213 58c11-19 25-34 40-44 15-9 33-14 55-14 27 0 49 10 64 30 16 19 24 48 24 84v164h-45v-163c0-26-5-45-14-58-9-12-23-18-42-18-23 0-41 8-54 23-14 15-20 36-20 62v154h-45v-163c0-26-5-45-14-58-10-12-24-18-43-18-23 0-41 8-54 23-14 15-20 36-20 62v154h-45v-271h45v41c10-16 22-28 36-36s31-12 51-12 36 5 51 15c14 10 23 25 30 43z">
          <text:p/>
        </draw:path>
        <draw:polygon draw:style-name="gr11" draw:text-style-name="P11" draw:layer="layout" svg:width="0.214cm" svg:height="0.36cm" svg:x="21.164cm" svg:y="13.431cm" svg:viewBox="0 0 215 361" draw:points="7,320 86,320 86,44 0,61 0,17 86,0 136,0 136,320 215,320 215,361 7,361">
          <text:p/>
        </draw:polygon>
        <draw:path draw:style-name="gr11" draw:text-style-name="P11" draw:layer="layout" svg:width="0.36cm" svg:height="0.302cm" svg:x="13.971cm" svg:y="9.261cm" svg:viewBox="0 0 361 303" svg:d="M40 255h281v-60c0-50-11-86-34-109s-59-35-107-35c-49 0-84 12-107 35-22 23-33 59-33 109zM0 303v-101c0-69 15-121 43-153 29-33 75-49 137-49s108 16 137 49 44 84 44 153v101z">
          <text:p/>
        </draw:path>
        <draw:path draw:style-name="gr11" draw:text-style-name="P11" draw:layer="layout" svg:width="0.376cm" svg:height="0.044cm" svg:x="13.955cm" svg:y="9.141cm" svg:viewBox="0 0 377 45" svg:d="M106 45v-45h271v45zM0 45v-45h57v45z">
          <text:p/>
        </draw:path>
        <draw:path draw:style-name="gr11" draw:text-style-name="P11" draw:layer="layout" svg:width="0.277cm" svg:height="0.394cm" svg:x="14.054cm" svg:y="8.655cm" svg:viewBox="0 0 278 395" svg:d="M59 182c-20-10-35-24-44-39-10-15-15-34-15-55 0-28 10-49 30-65 20-15 48-23 84-23h164v45h-163c-25 0-45 5-57 13-13 10-19 24-19 42 0 24 8 42 23 55 15 14 36 20 62 20h154v45h-163c-25 0-45 5-57 14-13 10-19 24-19 43 0 22 8 41 23 54s36 20 62 20h154v44h-271v-44h42c-17-10-29-22-37-37-8-14-12-30-12-50s5-36 15-50c10-15 25-25 44-32z">
          <text:p/>
        </draw:path>
        <draw:path draw:style-name="gr11" draw:text-style-name="P11" draw:layer="layout" svg:width="0.367cm" svg:height="0.229cm" svg:x="13.964cm" svg:y="8.191cm" svg:viewBox="0 0 368 230" svg:d="M327 171v-171h41v230h-41c-19-18-45-43-77-75-32-33-53-53-62-62-18-16-33-26-45-32s-25-10-37-10c-19 0-35 7-46 21-12 13-19 30-19 52 0 16 3 33 8 49 6 17 14 35 24 55h-49c-8-20-14-38-18-55s-6-33-6-48c0-37 10-67 28-89 19-22 44-34 75-34 15 0 30 3 43 9 13 5 29 15 47 30 5 4 18 17 40 38 23 22 54 53 94 92z">
          <text:p/>
        </draw:path>
        <draw:path draw:style-name="gr12" draw:text-style-name="P11" draw:layer="layout" svg:width="1.214cm" svg:height="0.698cm" svg:x="20.817cm" svg:y="9.01cm" svg:viewBox="0 0 1215 699" svg:d="M110 0h176c51 0 90 12 117 36 28 24 42 59 42 105 0 62-20 110-61 145-40 34-96 51-167 51h-96l-44 228h-77zM174 63l-41 212h96c43 0 76-11 100-34 23-22 34-53 34-95 0-26-8-46-23-61-16-15-38-22-66-22zM861 323l-47 242h-70l13-65c-20 26-43 44-69 57-26 12-55 19-87 19-36 0-66-11-89-33s-34-51-34-85c0-49 20-89 59-118s93-43 163-43h96l4-19c0-2 1-4 1-6 0-3 0-6 0-11 0-23-9-40-27-52-18-13-44-19-77-19-22 0-46 3-69 9-24 5-49 14-74 26l12-65c27-9 52-17 77-22 25-4 49-7 73-7 50 0 87 11 113 33 26 21 40 52 40 94 0 8-1 18-2 29-2 11-3 23-6 36zM786 351h-69c-57 0-99 8-127 23-27 15-41 40-41 72 0 22 7 39 21 52 14 12 34 19 58 19 38 0 71-14 99-41s47-63 56-109zM1210 523l-33 168h-49l9-45c-14 18-30 31-49 40-18 9-38 13-60 13-26 0-46-8-62-23-16-16-24-35-24-59 0-35 13-62 41-82 27-20 65-30 114-30h67l3-13c0-2 1-3 1-5s0-4 0-8c0-15-6-28-19-36-13-9-31-13-54-13-16 0-32 2-49 6-16 4-33 10-51 18l9-45c18-7 36-13 53-16 18-4 35-5 51-5 35 0 62 7 80 23 18 15 27 37 27 66 0 6 0 13-1 21-1 7-2 16-4 25zM1157 543h-48c-40 0-70 5-89 16-19 10-28 27-28 49 0 16 5 28 14 37 10 8 24 13 41 13 26 0 49-10 69-29s33-44 39-75z">
          <text:p/>
        </draw:path>
        <draw:path draw:style-name="gr12" draw:text-style-name="P11" draw:layer="layout" svg:width="1.215cm" svg:height="0.685cm" svg:x="18.683cm" svg:y="10.628cm" svg:viewBox="0 0 1216 686" svg:d="M108 0h174c51 0 89 11 116 35 26 23 39 58 39 103 0 61-19 108-58 142s-94 51-165 51h-95l-43 222h-76zM172 61l-41 208h95c43 0 75-11 98-33 23-21 34-52 34-93 0-26-7-46-23-60-15-15-37-22-65-22zM846 316l-46 237h-68l12-63c-20 25-42 43-68 55-26 13-54 19-85 19-36 0-65-11-87-33-23-21-34-49-34-83 0-48 19-87 58-115s92-42 160-42h95l3-18c1-2 1-4 2-7 0-2 0-6 0-11 0-22-9-39-27-51s-43-18-75-18c-23 0-46 2-69 8s-47 14-72 26l12-63c26-10 51-17 75-22 25-5 49-7 72-7 49 0 86 11 111 32 26 21 39 52 39 92 0 9-1 18-2 29s-3 23-6 35zM773 344h-69c-55 0-97 8-124 23-26 15-40 38-40 69 0 22 7 39 21 51 14 13 32 19 57 19 37 0 69-13 97-40 27-27 46-62 55-106zM1167 500c0-25-6-45-17-59-12-14-28-21-48-21-15 0-28 3-41 11-13 7-24 17-34 31s-18 31-24 50c-5 19-8 38-8 56 0 24 5 43 17 57 11 13 27 20 47 20 15 0 28-3 41-10s24-18 34-31c10-15 18-31 24-50s9-37 9-54zM1019 431c11-16 26-28 44-37 17-10 36-14 55-14 30 0 54 10 71 30 18 20 27 47 27 81 0 29-5 56-16 82-10 26-25 50-44 70-12 13-26 24-43 31-16 8-33 12-51 12-19 0-35-4-49-14-14-9-25-21-34-39l-8 45h-48l79-404h47z">
          <text:p/>
        </draw:path>
        <draw:path draw:style-name="gr12" draw:text-style-name="P11" draw:layer="layout" svg:width="1.214cm" svg:height="0.701cm" svg:x="16.924cm" svg:y="7.576cm" svg:viewBox="0 0 1215 702" svg:d="M110 0h177c52 0 91 12 118 36s41 59 41 105c0 62-20 111-60 145-40 35-96 52-168 52h-97l-44 229h-77zM175 63l-41 212h96c44 0 77-11 100-33s35-54 35-95c0-27-8-47-24-62-15-15-37-22-66-22zM865 324l-47 243h-70l13-65c-21 26-44 44-70 57-27 12-56 19-88 19-36 0-66-11-89-33s-35-51-35-86c0-50 20-89 60-118 39-29 94-43 164-43h97l4-19c0-2 1-4 1-6 0-3 0-6 0-12 0-22-9-40-27-52-18-13-44-19-77-19-23 0-47 3-71 9s-49 14-74 26l12-64c26-10 52-18 77-22 26-5 51-8 74-8 50 0 88 11 114 33 27 21 40 53 40 94 0 9-1 19-2 30s-3 23-6 36zM790 352h-70c-58 0-100 8-128 23-27 16-41 39-41 71 0 23 7 41 21 54 14 12 34 19 58 19 39 0 72-14 101-41 28-28 47-65 56-110zM1215 407l-10 49c-11-9-24-15-37-19-13-5-27-7-41-7-15 0-30 3-44 8-14 6-26 14-36 24-15 16-27 34-35 55s-12 42-12 64c0 27 6 47 20 60 13 13 33 19 60 19 14 0 28-2 43-6s31-10 48-18l-10 48c-14 6-28 10-43 13s-31 5-46 5c-40 0-70-10-91-30-22-20-32-48-32-84 0-31 5-59 16-85s28-51 50-71c14-14 32-25 52-32 20-8 42-11 65-11 14 0 28 1 41 5 14 3 28 7 42 13z">
          <text:p/>
        </draw:path>
        <draw:path draw:style-name="gr12" draw:text-style-name="P11" draw:layer="layout" svg:width="1.214cm" svg:height="0.671cm" svg:x="23.527cm" svg:y="7.853cm" svg:viewBox="0 0 1215 672" svg:d="M105 0h170c50 0 87 12 113 35s39 57 39 101c0 59-19 105-57 139-39 33-92 49-161 49h-93l-43 219h-73zM168 61l-40 203h93c41 0 73-11 95-32 23-21 34-52 34-91 0-26-8-45-23-59s-36-21-64-21zM827 310l-45 233h-67l12-63c-19 24-42 43-67 55s-52 18-83 18c-35 0-63-10-85-32s-33-49-33-82c0-47 19-85 57-112 37-28 89-42 156-42h93l3-17c1-2 1-4 1-7 1-2 1-6 1-10 0-22-9-39-27-51-17-12-42-18-73-18-22 0-44 3-67 9-23 5-47 14-71 25l12-62c25-9 50-16 74-21s47-7 69-7c48 0 85 10 110 31s37 51 37 91c0 8 0 17-2 28-1 11-2 22-5 34zM755 338h-67c-54 0-95 7-121 22-26 14-39 37-39 68 0 21 6 37 20 50 13 12 32 18 55 18 37 0 68-13 95-39s45-61 54-104zM1100 622c-12 16-27 29-44 37-17 9-36 13-57 13-28 0-51-10-67-29-17-20-25-46-25-80 0-28 5-56 15-81s25-48 43-68c13-14 27-24 43-31s32-11 49-11c19 0 35 5 49 14s24 21 32 37l30-154h47l-76 395h-47zM956 555c0 24 5 44 16 57 11 14 27 21 46 21 15 0 28-4 41-11 12-7 23-17 33-31s17-30 23-49 9-38 9-56c0-24-6-42-17-55s-26-20-46-20c-14 0-28 4-41 10-12 7-23 17-32 30-10 14-18 31-24 49-6 19-8 38-8 55z">
          <text:p/>
        </draw:path>
        <draw:path draw:style-name="gr12" draw:text-style-name="P11" draw:layer="layout" svg:width="1.214cm" svg:height="0.691cm" svg:x="20.065cm" svg:y="6.672cm" svg:viewBox="0 0 1215 692" svg:d="M108 0h174c51 0 90 12 116 36 27 24 40 58 40 104 0 61-19 109-59 143-39 34-94 51-165 51h-95l-44 224h-75zM172 62l-41 210h95c43 0 76-11 98-33 23-22 35-53 35-94 0-26-8-46-23-61-16-14-38-22-66-22zM851 319l-47 239h-69l13-64c-20 25-43 44-69 56s-55 19-86 19c-36 0-65-11-88-33-22-22-34-50-34-84 0-49 20-87 59-116 39-28 92-42 161-42h95l4-18c1-2 1-5 1-7s1-6 1-11c0-22-10-39-28-52-18-12-43-18-76-18-22 0-45 3-68 8-24 6-48 15-73 26l12-63c26-10 51-17 76-22s49-7 72-7c49 0 86 10 112 32 26 21 39 52 39 93 0 8-1 18-2 29s-3 23-5 35zM776 348h-68c-57 0-98 7-125 22s-41 39-41 70c0 22 7 39 21 52 14 12 33 18 57 18 37 0 70-13 98-40s46-62 55-107zM1166 511c0-3 1-6 1-9s0-6 0-9c0-21-6-38-19-50-12-13-29-19-50-19-24 0-45 8-64 23-18 15-32 36-41 64zM1208 548h-224c-1 7-2 12-2 16-1 4-1 7-1 11 0 24 8 43 23 56 14 13 35 20 63 20 21 0 40-2 59-7s36-12 52-21l-9 48c-17 7-35 12-54 15-18 4-37 6-56 6-40 0-72-10-93-29-22-20-33-47-33-83 0-32 5-60 16-86s27-50 48-70c14-13 30-23 49-30 18-7 38-10 59-10 33 0 60 9 80 29s30 47 30 80c0 8-1 17-2 26s-2 19-5 29z">
          <text:p/>
        </draw:path>
        <draw:line draw:style-name="gr14" draw:text-style-name="P13" draw:layer="layout" svg:x1="14.698cm" svg:y1="13.151cm" svg:x2="14.698cm" svg:y2="4.603cm">
          <text:p/>
        </draw:line>
        <draw:line draw:style-name="gr14" draw:text-style-name="P13" draw:layer="layout" svg:x1="26.68cm" svg:y1="13.151cm" svg:x2="26.68cm" svg:y2="4.603cm">
          <text:p/>
        </draw:line>
        <draw:line draw:style-name="gr14" draw:text-style-name="P13" draw:layer="layout" svg:x1="14.698cm" svg:y1="13.151cm" svg:x2="26.68cm" svg:y2="13.151cm">
          <text:p/>
        </draw:line>
        <draw:line draw:style-name="gr14" draw:text-style-name="P13" draw:layer="layout" svg:x1="14.698cm" svg:y1="4.603cm" svg:x2="26.68cm" svg:y2="4.603cm">
          <text:p/>
        </draw:line>
        <draw:path draw:style-name="gr11" draw:text-style-name="P11" draw:layer="layout" svg:width="0.199cm" svg:height="0.308cm" svg:x="19.434cm" svg:y="4.083cm" svg:viewBox="0 0 200 309" svg:d="M42 34v117h52c20 0 34-5 45-15s16-24 16-43c0-20-5-34-16-44s-25-15-45-15zM0 0h94c34 0 61 8 79 23 18 16 27 39 27 70 0 30-9 54-27 69-18 16-45 23-79 23h-52v124h-42z">
          <text:p/>
        </draw:path>
        <draw:path draw:style-name="gr11" draw:text-style-name="P11" draw:layer="layout" svg:width="0.135cm" svg:height="0.237cm" svg:x="19.679cm" svg:y="4.154cm" svg:viewBox="0 0 136 238" svg:d="M136 41c-4-2-9-4-14-5s-10-2-16-2c-23 0-39 7-51 21-11 14-17 34-17 60v123h-38v-232h38v36c8-14 18-25 31-32 13-6 28-10 48-10 2 0 5 1 9 1 3 0 6 0 10 1z">
          <text:p/>
        </draw:path>
        <draw:path draw:style-name="gr11" draw:text-style-name="P11" draw:layer="layout" svg:width="0.214cm" svg:height="0.243cm" svg:x="19.829cm" svg:y="4.154cm" svg:viewBox="0 0 215 244" svg:d="M215 113v19h-175c1 26 9 46 23 60 14 13 34 20 59 20 15 0 29-2 43-5 13-3 28-9 42-17v36c-14 6-29 11-43 14-15 2-30 4-44 4-37 0-66-11-88-32s-32-50-32-87c0-38 10-69 30-91 21-22 49-34 83-34 32 0 56 10 75 30 18 21 27 48 27 83zM176 102c0-22-6-38-17-51-11-12-27-19-45-19-21 0-38 7-51 19-13 11-20 28-22 51z">
          <text:p/>
        </draw:path>
        <draw:path draw:style-name="gr11" draw:text-style-name="P11" draw:layer="layout" svg:width="0.207cm" svg:height="0.327cm" svg:x="20.089cm" svg:y="4.07cm" svg:viewBox="0 0 208 328" svg:d="M170 126v-126h38v322h-38v-34c-8 13-18 24-30 30-13 6-27 10-44 10-29 0-52-11-70-33-17-22-26-52-26-88 0-37 9-66 26-88 18-22 41-34 70-34 17 0 31 4 44 10 12 7 22 17 30 31zM40 207c0 28 5 50 16 66 12 16 28 23 49 23 20 0 36-7 48-23 11-16 17-38 17-66s-6-50-17-66c-12-16-28-24-48-24-21 0-37 8-49 24-11 16-16 38-16 66z">
          <text:p/>
        </draw:path>
        <draw:path draw:style-name="gr11" draw:text-style-name="P11" draw:layer="layout" svg:width="0.249cm" svg:height="0.32cm" svg:x="20.493cm" svg:y="4.077cm" svg:viewBox="0 0 250 321" svg:d="M250 29v44c-14-12-29-22-46-29-16-6-33-10-51-10-35 0-62 11-81 33s-28 53-28 93c0 41 9 73 28 95 19 21 46 32 81 32 18 0 35-3 51-10 17-6 32-16 46-29v44c-15 10-31 17-48 22-16 4-33 7-51 7-47 0-84-14-111-43-27-28-40-68-40-118 0-49 13-88 40-117 27-28 64-43 111-43 18 0 36 3 52 7 17 5 33 13 47 22z">
          <text:p/>
        </draw:path>
        <draw:polygon draw:style-name="gr11" draw:text-style-name="P11" draw:layer="layout" svg:width="0.038cm" svg:height="0.321cm" svg:x="20.805cm" svg:y="4.07cm" svg:viewBox="0 0 39 322" draw:points="0,322 39,322 39,0 0,0">
          <text:p/>
        </draw:polygon>
        <draw:path draw:style-name="gr11" draw:text-style-name="P11" draw:layer="layout" svg:width="0.195cm" svg:height="0.243cm" svg:x="20.908cm" svg:y="4.154cm" svg:viewBox="0 0 196 244" svg:d="M121 122c-31 0-52 4-64 10-13 8-19 19-19 36 0 14 4 25 13 33 10 8 22 11 38 11 21 0 38-7 50-22 13-15 19-35 19-60v-8zM196 106v132h-38v-35c-9 14-20 25-32 31-13 6-29 10-48 10-24 0-43-7-57-20s-21-31-21-53c0-26 8-45 26-59 18-13 44-20 79-20h53v-4c0-18-6-32-17-41-11-10-27-15-48-15-14 0-26 2-40 5-13 4-25 8-36 14v-35c13-5 27-9 41-12 13-2 26-4 39-4 33 0 58 9 75 26 16 18 24 44 24 80z">
          <text:p/>
        </draw:path>
        <draw:path draw:style-name="gr11" draw:text-style-name="P11" draw:layer="layout" svg:width="0.177cm" svg:height="0.243cm" svg:x="21.165cm" svg:y="4.154cm" svg:viewBox="0 0 178 244" svg:d="M166 12v36c-11-5-22-9-34-12-12-2-24-4-36-4-19 0-33 3-43 9-9 6-15 14-15 26 0 9 4 16 12 21 6 5 20 11 40 15l13 3c27 6 46 14 58 24 11 11 17 26 17 44 0 22-9 39-26 51-17 13-40 19-70 19-13 0-25-2-40-4-13-2-27-5-42-10v-40c14 8 28 14 41 17 15 4 28 5 42 5 18 0 32-3 41-8 10-6 15-15 15-27 0-10-4-18-11-23-6-6-22-11-45-17l-14-2c-23-6-42-13-52-23-10-11-15-24-15-44 0-21 7-38 22-50 16-12 39-18 67-18 14 0 28 1 40 4 13 2 24 5 35 8z">
          <text:p/>
        </draw:path>
        <draw:path draw:style-name="gr11" draw:text-style-name="P11" draw:layer="layout" svg:width="0.177cm" svg:height="0.243cm" svg:x="21.385cm" svg:y="4.154cm" svg:viewBox="0 0 178 244" svg:d="M165 12v36c-11-5-22-9-33-12-12-2-24-4-36-4-19 0-34 3-43 9s-14 14-14 26c0 9 3 16 10 21s20 11 41 15l13 3c27 6 46 14 57 24 11 11 18 26 18 44 0 22-9 39-26 51-17 13-41 19-70 19-13 0-26-2-39-4-14-2-28-5-43-10v-40c14 8 28 14 42 17 13 4 27 5 41 5 17 0 31-3 41-8 9-6 14-15 14-27 0-10-3-18-10-23-7-6-22-11-46-17l-13-2c-24-6-41-13-51-23-11-11-16-24-16-44 0-21 8-38 23-50s37-18 66-18c14 0 27 1 40 4 12 2 24 5 34 8z">
          <text:p/>
        </draw:path>
        <draw:path draw:style-name="gr11" draw:text-style-name="P11" draw:layer="layout" svg:width="0.196cm" svg:height="0.314cm" svg:x="21.749cm" svg:y="4.077cm" svg:viewBox="0 0 197 315" svg:d="M50 280h147v35h-197v-35c15-16 37-38 64-66 28-27 46-45 53-54 14-15 23-28 28-38 5-11 8-21 8-31 0-16-6-30-17-40-12-10-27-16-46-16-13 0-27 3-42 7-14 5-30 11-46 21v-43c17-6 32-11 47-15 14-3 28-5 40-5 33 0 58 8 77 24s29 38 29 64c0 13-3 25-7 36-5 12-13 25-26 41-3 5-14 16-33 35s-46 46-79 80z">
          <text:p/>
        </draw:path>
        <draw:polygon draw:style-name="gr1" draw:text-style-name="P1" draw:layer="layout" svg:width="11.982cm" svg:height="6.89cm" svg:x="29.077cm" svg:y="5.432cm" svg:viewBox="0 0 11983 6891" draw:points="0,6891 11983,6891 11983,0 0,0">
          <text:p/>
        </draw:polygon>
        <draw:polygon draw:style-name="gr20" draw:text-style-name="P19" draw:layer="layout" svg:width="9.985cm" svg:height="5.742cm" svg:x="30.075cm" svg:y="6.006cm" svg:viewBox="0 0 9986 5743" draw:points="8843,0 0,1535 5045,4129 8259,5743 9303,4237 9384,4030 9986,1776">
          <text:p/>
        </draw:polygon>
        <draw:path draw:style-name="gr11" draw:text-style-name="P11" draw:layer="layout" svg:width="0.303cm" svg:height="0.36cm" svg:x="34.381cm" svg:y="12.602cm" svg:viewBox="0 0 304 361" svg:d="M49 40v281h59c49 0 86-11 110-34 23-23 34-58 34-107s-11-84-34-107c-24-22-61-33-110-33zM0 0h100c70 0 122 14 155 43 32 29 49 75 49 137 0 63-17 108-50 137-32 29-85 44-154 44h-100z">
          <text:p/>
        </draw:path>
        <draw:path draw:style-name="gr11" draw:text-style-name="P11" draw:layer="layout" svg:width="0.045cm" svg:height="0.376cm" svg:x="34.759cm" svg:y="12.586cm" svg:viewBox="0 0 46 377" svg:d="M0 106h46v271h-46zM0 0h46v57h-46z">
          <text:p/>
        </draw:path>
        <draw:path draw:style-name="gr11" draw:text-style-name="P11" draw:layer="layout" svg:width="0.394cm" svg:height="0.277cm" svg:x="34.895cm" svg:y="12.685cm" svg:viewBox="0 0 395 278" svg:d="M212 58c11-19 24-34 39-44 16-9 34-14 55-14 28 0 50 10 66 30 15 20 23 48 23 84v164h-45v-163c0-25-5-45-14-58-9-12-23-18-42-18-23 0-42 8-55 23s-20 36-20 62v154h-44v-163c0-25-5-45-14-58-9-12-24-18-42-18-23 0-41 8-55 23-13 15-19 36-19 62v154h-45v-271h45v42c9-17 22-29 36-37s31-12 50-12c20 0 37 5 50 15 14 10 24 25 31 43z">
          <text:p/>
        </draw:path>
        <draw:polygon draw:style-name="gr11" draw:text-style-name="P11" draw:layer="layout" svg:width="0.214cm" svg:height="0.36cm" svg:x="35.543cm" svg:y="12.602cm" svg:viewBox="0 0 215 361" draw:points="7,320 86,320 86,44 0,61 0,17 86,0 135,0 135,320 215,320 215,361 7,361">
          <text:p/>
        </draw:polygon>
        <draw:path draw:style-name="gr11" draw:text-style-name="P11" draw:layer="layout" svg:width="0.36cm" svg:height="0.302cm" svg:x="28.349cm" svg:y="9.261cm" svg:viewBox="0 0 361 303" svg:d="M40 255h281v-60c0-50-10-86-33-109-24-23-59-35-108-35-48 0-83 12-106 35-22 23-34 59-34 109zM0 303v-101c0-69 15-121 44-153 29-33 74-49 136-49s109 16 138 49 43 84 43 153v101z">
          <text:p/>
        </draw:path>
        <draw:path draw:style-name="gr11" draw:text-style-name="P11" draw:layer="layout" svg:width="0.375cm" svg:height="0.044cm" svg:x="28.334cm" svg:y="9.141cm" svg:viewBox="0 0 376 45" svg:d="M105 45v-45h271v45zM0 45v-45h56v45z">
          <text:p/>
        </draw:path>
        <draw:path draw:style-name="gr11" draw:text-style-name="P11" draw:layer="layout" svg:width="0.276cm" svg:height="0.394cm" svg:x="28.433cm" svg:y="8.655cm" svg:viewBox="0 0 277 395" svg:d="M58 182c-20-10-34-24-44-39-9-15-14-34-14-55 0-28 10-49 29-65 20-15 48-23 84-23h164v45h-162c-26 0-45 5-58 13-12 10-19 24-19 42 0 24 8 42 24 55 15 14 36 20 62 20h153v45h-162c-26 0-45 5-58 14-12 10-19 24-19 43 0 22 8 41 24 54 15 13 36 20 62 20h153v44h-271v-44h42c-16-10-28-22-36-37-8-14-12-30-12-50s5-36 15-50c10-15 24-25 43-32z">
          <text:p/>
        </draw:path>
        <draw:path draw:style-name="gr11" draw:text-style-name="P11" draw:layer="layout" svg:width="0.366cm" svg:height="0.229cm" svg:x="28.343cm" svg:y="8.191cm" svg:viewBox="0 0 367 230" svg:d="M326 171v-171h41v230h-41c-18-18-44-43-77-75-32-33-52-53-62-62-17-16-32-26-44-32s-25-10-36-10c-19 0-35 7-47 21-12 13-18 30-18 52 0 16 3 33 8 49 5 17 13 35 24 55h-49c-9-20-15-38-19-55s-6-33-6-48c0-37 9-67 29-89 19-22 44-34 75-34 14 0 29 3 42 9 13 5 29 15 47 30 5 4 18 17 40 38 22 22 53 53 93 92z">
          <text:p/>
        </draw:path>
        <draw:path draw:style-name="gr12" draw:text-style-name="P11" draw:layer="layout" svg:width="1.218cm" svg:height="0.606cm" svg:x="36.734cm" svg:y="8.767cm" svg:viewBox="0 0 1219 607" svg:d="M92 21h148c43 0 76 10 99 30 22 20 34 49 34 88 0 52-17 92-50 121-34 29-81 44-141 44h-80l-37 190h-65zM146 73l-34 178h81c36 0 64-9 83-28 20-18 29-45 29-80 0-22-6-39-19-51-14-12-32-19-56-19zM540 503c-42 0-75-13-99-39-24-25-36-60-36-105 0-25 4-51 12-78 9-27 20-49 33-68 21-28 44-49 70-62 25-14 55-20 87-20 41 0 73 12 98 37s37 58 37 99c0 28-4 56-12 84-8 27-19 51-33 69-20 28-43 49-69 63-26 13-55 20-88 20zM465 358c0 32 7 56 20 72 14 16 34 24 61 24 39 0 72-18 97-52 26-34 39-77 39-129 0-31-7-54-21-70-13-15-34-23-60-23-22 0-42 5-59 15s-32 26-46 47c-10 16-17 33-23 54-5 20-8 40-8 62zM891 0h58l-14 75h-59zM864 139h58l-69 355h-58zM1177 448c0-21-5-38-15-50s-23-18-40-18c-13 0-25 3-36 9s-20 15-29 27c-8 12-15 26-20 43-5 16-7 32-7 48 0 20 5 36 14 48 10 12 23 17 40 17 13 0 25-3 36-9s20-14 29-26c8-12 15-26 20-42s8-32 8-47zM1050 390c10-14 23-25 38-32 15-8 31-12 47-12 26 0 46 8 61 26 15 17 23 40 23 69 0 24-5 47-14 70-8 22-21 42-37 60-11 11-23 20-37 26-14 7-28 10-44 10s-30-4-42-11c-11-8-21-19-28-33l-8 37h-41l68-345h40z">
          <text:p/>
        </draw:path>
        <draw:line draw:style-name="gr14" draw:text-style-name="P13" draw:layer="layout" svg:x1="29.077cm" svg:y1="12.322cm" svg:x2="29.077cm" svg:y2="5.432cm">
          <text:p/>
        </draw:line>
        <draw:line draw:style-name="gr14" draw:text-style-name="P13" draw:layer="layout" svg:x1="41.059cm" svg:y1="12.322cm" svg:x2="41.059cm" svg:y2="5.432cm">
          <text:p/>
        </draw:line>
        <draw:line draw:style-name="gr14" draw:text-style-name="P13" draw:layer="layout" svg:x1="29.077cm" svg:y1="12.322cm" svg:x2="41.059cm" svg:y2="12.322cm">
          <text:p/>
        </draw:line>
        <draw:line draw:style-name="gr14" draw:text-style-name="P13" draw:layer="layout" svg:x1="29.077cm" svg:y1="5.432cm" svg:x2="41.059cm" svg:y2="5.432cm">
          <text:p/>
        </draw:line>
        <draw:path draw:style-name="gr11" draw:text-style-name="P11" draw:layer="layout" svg:width="0.2cm" svg:height="0.308cm" svg:x="33.812cm" svg:y="4.912cm" svg:viewBox="0 0 201 309" svg:d="M42 34v116h53c19 0 35-5 46-15 10-10 16-25 16-43 0-19-6-33-16-43-11-10-27-15-46-15zM0 0h95c35 0 61 8 79 23 18 16 27 39 27 69s-9 54-27 69c-18 17-44 24-79 24h-53v124h-42z">
          <text:p/>
        </draw:path>
        <draw:path draw:style-name="gr11" draw:text-style-name="P11" draw:layer="layout" svg:width="0.135cm" svg:height="0.237cm" svg:x="34.058cm" svg:y="4.983cm" svg:viewBox="0 0 136 238" svg:d="M136 41c-4-2-9-4-14-5s-11-2-17-2c-21 0-38 7-49 21-12 14-17 34-17 61v122h-39v-232h39v36c7-14 18-25 31-32 12-6 28-10 47-10 2 0 5 1 8 1s7 0 11 1z">
          <text:p/>
        </draw:path>
        <draw:path draw:style-name="gr11" draw:text-style-name="P11" draw:layer="layout" svg:width="0.215cm" svg:height="0.243cm" svg:x="34.207cm" svg:y="4.983cm" svg:viewBox="0 0 216 244" svg:d="M216 112v19h-176c2 26 10 46 24 60 14 13 33 20 59 20 14 0 30-2 43-5 14-4 28-9 41-17v37c-13 6-27 11-42 13-14 3-30 5-44 5-38 0-67-11-88-33-22-21-33-50-33-87 0-38 11-68 31-90s48-34 83-34c32 0 57 10 75 30s27 48 27 82zM178 101c0-21-6-37-17-50-12-12-28-19-47-19-21 0-38 7-50 18-13 12-21 29-22 51z">
          <text:p/>
        </draw:path>
        <draw:path draw:style-name="gr11" draw:text-style-name="P11" draw:layer="layout" svg:width="0.207cm" svg:height="0.328cm" svg:x="34.468cm" svg:y="4.898cm" svg:viewBox="0 0 208 329" svg:d="M169 126v-126h39v323h-39v-35c-8 14-19 25-31 31s-26 10-43 10c-28 0-51-11-69-33s-26-52-26-88c0-38 8-67 26-89s41-34 69-34c17 0 31 4 43 10 12 7 23 17 31 31zM39 208c0 28 6 50 17 66 12 16 27 23 48 23 20 0 35-7 47-23s18-38 18-66-6-51-18-67-27-24-47-24c-21 0-36 8-48 24-11 16-17 39-17 67z">
          <text:p/>
        </draw:path>
        <draw:path draw:style-name="gr11" draw:text-style-name="P11" draw:layer="layout" svg:width="0.249cm" svg:height="0.32cm" svg:x="34.872cm" svg:y="4.906cm" svg:viewBox="0 0 250 321" svg:d="M250 29v45c-15-12-31-22-47-29s-32-11-50-11c-36 0-63 12-81 34-19 22-28 52-28 93s9 72 28 94c18 21 45 32 81 32 18 0 34-3 50-10 16-6 32-16 47-29v43c-15 11-32 18-48 22-16 5-33 8-52 8-46 0-83-14-110-43-27-28-40-67-40-117 0-49 13-88 40-117 27-30 64-44 110-44 19 0 36 3 52 7 17 5 33 13 48 22z">
          <text:p/>
        </draw:path>
        <draw:polygon draw:style-name="gr11" draw:text-style-name="P11" draw:layer="layout" svg:width="0.038cm" svg:height="0.322cm" svg:x="35.183cm" svg:y="4.898cm" svg:viewBox="0 0 39 323" draw:points="0,323 39,323 39,0 0,0">
          <text:p/>
        </draw:polygon>
        <draw:path draw:style-name="gr11" draw:text-style-name="P11" draw:layer="layout" svg:width="0.195cm" svg:height="0.243cm" svg:x="35.287cm" svg:y="4.983cm" svg:viewBox="0 0 196 244" svg:d="M120 121c-32 0-53 4-65 10-11 8-17 19-17 36 0 14 4 25 13 33s21 11 36 11c22 0 39-7 52-22s19-35 19-60v-8zM196 105v133h-38v-36c-9 14-20 26-33 32-12 6-29 10-48 10-24 0-43-7-57-20-14-14-20-32-20-54 0-26 8-45 26-59 17-13 43-20 78-20h54v-4c0-17-6-31-17-40-12-10-28-15-50-15-13 0-26 2-39 5-12 4-24 8-36 14v-35c14-5 28-9 41-12 13-2 25-4 38-4 35 0 60 9 76 26 17 18 25 44 25 79z">
          <text:p/>
        </draw:path>
        <draw:path draw:style-name="gr11" draw:text-style-name="P11" draw:layer="layout" svg:width="0.177cm" svg:height="0.243cm" svg:x="35.543cm" svg:y="4.983cm" svg:viewBox="0 0 178 244" svg:d="M166 12v36c-11-5-22-9-33-12-12-2-24-4-37-4-19 0-34 3-43 9s-14 14-14 26c0 8 3 15 10 20s20 10 41 15l14 3c27 6 46 14 58 24 11 11 16 26 16 44 0 22-8 39-25 52s-41 19-71 19c-13 0-26-2-39-4-14-2-28-5-43-10v-41c14 8 28 13 42 17s27 5 41 5c18 0 32-3 42-9 9-5 14-14 14-26 0-10-3-18-10-23-7-6-22-11-47-17l-13-3c-24-5-41-12-51-22-11-11-16-25-16-43 0-21 8-38 23-50s37-18 66-18c15 0 28 1 41 4 12 2 24 5 34 8z">
          <text:p/>
        </draw:path>
        <draw:path draw:style-name="gr11" draw:text-style-name="P11" draw:layer="layout" svg:width="0.177cm" svg:height="0.243cm" svg:x="35.764cm" svg:y="4.983cm" svg:viewBox="0 0 178 244" svg:d="M166 12v36c-11-5-22-9-34-12-12-2-23-4-36-4-19 0-33 3-42 9-11 6-15 14-15 26 0 8 3 15 10 20s21 10 41 15l13 3c28 6 47 14 58 24 11 11 17 26 17 44 0 22-8 39-25 52s-41 19-71 19c-12 0-25-2-40-4-13-2-27-5-42-10v-41c14 8 28 13 42 17s28 5 41 5c18 0 32-3 42-9 9-5 14-14 14-26 0-10-4-18-11-23-6-6-22-11-45-17l-13-3c-25-5-42-12-53-22-10-11-15-25-15-43 0-21 7-38 23-50 15-12 38-18 67-18 14 0 27 1 39 4 13 2 24 5 35 8z">
          <text:p/>
        </draw:path>
        <draw:path draw:style-name="gr11" draw:text-style-name="P11" draw:layer="layout" svg:width="0.203cm" svg:height="0.32cm" svg:x="36.129cm" svg:y="4.906cm" svg:viewBox="0 0 204 321" svg:d="M140 149c20 4 36 13 47 26 11 14 17 31 17 50 0 31-11 55-32 71-21 17-50 25-90 25-13 0-27-2-40-4-14-2-28-6-42-11v-40c11 6 24 12 38 15 13 3 28 5 43 5 27 0 47-5 61-15 13-10 20-26 20-46 0-17-6-32-19-42s-30-16-54-16h-36v-34h38c21 0 37-4 48-12s16-20 16-36c0-15-6-28-17-36-11-9-27-14-49-14-12 0-24 1-37 5-13 3-27 6-43 11v-38c16-4 30-7 44-10 14-2 27-3 40-3 32 0 57 7 76 22 18 14 28 35 28 59 0 17-6 31-15 43-10 12-24 21-42 25z">
          <text:p/>
        </draw:path>
        <draw:polygon draw:style-name="gr1" draw:text-style-name="P1" draw:layer="layout" svg:width="11.982cm" svg:height="9.341cm" svg:x="43.455cm" svg:y="4.206cm" svg:viewBox="0 0 11983 9342" draw:points="0,9342 11983,9342 11983,0 0,0">
          <text:p/>
        </draw:polygon>
        <draw:polygon draw:style-name="gr21" draw:text-style-name="P20" draw:layer="layout" svg:width="3.413cm" svg:height="3.79cm" svg:x="47.706cm" svg:y="8.979cm" svg:viewBox="0 0 3414 3791" draw:points="0,2760 2018,3791 2570,3497 3352,2875 3414,2238 2896,1038 2407,149 1363,38 845,0 186,1253">
          <text:p/>
        </draw:polygon>
        <draw:polygon draw:style-name="gr22" draw:text-style-name="P21" draw:layer="layout" svg:width="3.459cm" svg:height="6.821cm" svg:x="44.454cm" svg:y="5.503cm" svg:viewBox="0 0 3460 6822" draw:points="0,3900 913,6822 3171,3642 3460,2847 3274,920 2160,192 656,0 518,375 312,1406">
          <text:p/>
        </draw:polygon>
        <draw:polygon draw:style-name="gr23" draw:text-style-name="P22" draw:layer="layout" svg:width="4.885cm" svg:height="3.853cm" svg:x="45.352cm" svg:y="8.637cm" svg:viewBox="0 0 4886 3854" draw:points="4886,3426 2193,0 941,276 437,558 110,1296 0,2616 648,3004 2504,3854">
          <text:p/>
        </draw:polygon>
        <draw:polygon draw:style-name="gr24" draw:text-style-name="P23" draw:layer="layout" svg:width="5.681cm" svg:height="4.271cm" svg:x="48.758cm" svg:y="6.174cm" svg:viewBox="0 0 5682 4272" draw:points="0,3228 3039,4272 5682,2277 5662,1422 5296,132 4134,0 3815,201">
          <text:p/>
        </draw:polygon>
        <draw:polygon draw:style-name="gr25" draw:text-style-name="P24" draw:layer="layout" svg:width="3.76cm" svg:height="4.379cm" svg:x="48.624cm" svg:y="4.985cm" svg:viewBox="0 0 3761 4380" draw:points="0,1561 429,3329 1015,4380 2714,4132 3698,1414 3761,806 3485,579 3039,416 2334,186 1447,0 735,754">
          <text:p/>
        </draw:polygon>
        <draw:path draw:style-name="gr11" draw:text-style-name="P11" draw:layer="layout" svg:width="0.302cm" svg:height="0.36cm" svg:x="48.76cm" svg:y="13.827cm" svg:viewBox="0 0 303 361" svg:d="M49 41v280h59c50 0 86-11 109-33 23-23 35-59 35-107s-12-83-35-106c-23-22-59-34-109-34zM0 0h101c69 0 121 15 153 45 33 29 49 74 49 136s-16 108-49 137-84 43-153 43h-101z">
          <text:p/>
        </draw:path>
        <draw:path draw:style-name="gr11" draw:text-style-name="P11" draw:layer="layout" svg:width="0.044cm" svg:height="0.375cm" svg:x="49.138cm" svg:y="13.812cm" svg:viewBox="0 0 45 376" svg:d="M0 105h45v271h-45zM0 0h45v56h-45z">
          <text:p/>
        </draw:path>
        <draw:path draw:style-name="gr11" draw:text-style-name="P11" draw:layer="layout" svg:width="0.394cm" svg:height="0.276cm" svg:x="49.274cm" svg:y="13.911cm" svg:viewBox="0 0 395 277" svg:d="M213 59c10-20 24-35 39-45 15-9 34-14 55-14 28 0 49 10 65 30 15 20 23 48 23 84v163h-45v-161c0-26-5-45-13-58-10-12-24-19-42-19-24 0-42 8-55 23-14 16-20 37-20 63v152h-44v-161c0-26-6-45-15-58-10-12-24-19-43-19-22 0-41 8-54 23-13 16-20 37-20 63v152h-44v-271h44v43c10-16 22-30 37-37 14-8 30-12 50-12s36 5 51 15c14 9 24 25 31 44z">
          <text:p/>
        </draw:path>
        <draw:polygon draw:style-name="gr11" draw:text-style-name="P11" draw:layer="layout" svg:width="0.215cm" svg:height="0.36cm" svg:x="49.921cm" svg:y="13.827cm" svg:viewBox="0 0 216 361" draw:points="7,320 88,320 88,46 0,63 0,18 87,0 136,0 136,320 216,320 216,361 7,361">
          <text:p/>
        </draw:polygon>
        <draw:path draw:style-name="gr11" draw:text-style-name="P11" draw:layer="layout" svg:width="0.36cm" svg:height="0.302cm" svg:x="42.728cm" svg:y="9.261cm" svg:viewBox="0 0 361 303" svg:d="M40 255h281v-60c0-50-11-86-35-109-22-23-58-35-106-35-49 0-84 12-106 35-23 23-34 59-34 109zM0 303v-101c0-69 15-121 43-153 30-33 75-49 137-49s107 16 138 49c29 33 43 84 43 153v101z">
          <text:p/>
        </draw:path>
        <draw:path draw:style-name="gr11" draw:text-style-name="P11" draw:layer="layout" svg:width="0.375cm" svg:height="0.044cm" svg:x="42.713cm" svg:y="9.141cm" svg:viewBox="0 0 376 45" svg:d="M105 45v-45h271v45zM0 45v-45h56v45z">
          <text:p/>
        </draw:path>
        <draw:path draw:style-name="gr11" draw:text-style-name="P11" draw:layer="layout" svg:width="0.277cm" svg:height="0.394cm" svg:x="42.811cm" svg:y="8.655cm" svg:viewBox="0 0 278 395" svg:d="M59 182c-20-10-34-24-44-39s-15-34-15-55c0-28 10-49 30-65 20-15 48-23 85-23h163v45h-161c-27 0-46 5-59 13-13 10-19 24-19 42 0 24 8 42 23 55 15 14 36 20 63 20h153v45h-161c-27 0-46 5-59 14-13 10-19 24-19 43 0 22 8 41 23 54s36 20 63 20h153v44h-271v-44h42c-16-10-29-22-37-37-8-14-12-30-12-50s5-36 15-50c10-15 25-25 44-32z">
          <text:p/>
        </draw:path>
        <draw:path draw:style-name="gr11" draw:text-style-name="P11" draw:layer="layout" svg:width="0.366cm" svg:height="0.229cm" svg:x="42.722cm" svg:y="8.191cm" svg:viewBox="0 0 367 230" svg:d="M326 171v-171h41v230h-41c-19-18-45-43-78-75-32-33-53-53-62-62-18-16-32-26-45-32-12-6-24-10-36-10-19 0-34 7-46 21-12 13-18 30-18 52 0 16 3 33 7 49 6 17 14 35 25 55h-50c-8-20-14-38-18-55-3-17-5-33-5-48 0-37 9-67 28-89 18-22 43-34 74-34 15 0 29 3 42 9 14 5 29 15 47 30 5 4 18 17 41 38 22 22 54 53 94 92z">
          <text:p/>
        </draw:path>
        <draw:path draw:style-name="gr12" draw:text-style-name="P11" draw:layer="layout" svg:width="1.17cm" svg:height="1cm" svg:x="49.058cm" svg:y="10.242cm" svg:viewBox="0 0 1171 1001" svg:d="M107 0h109l-95 492c-4 22-7 40-8 54-2 14-3 27-3 38 0 49 14 87 42 113s69 39 122 39c70 0 124-20 163-58 38-38 66-100 83-186l95-492h111l-99 505c-21 109-61 189-121 241-59 52-141 78-244 78-81 0-145-20-192-61-47-40-70-95-70-165 0-12 0-27 2-42 2-16 5-33 8-51zM1163 748l-47 242h-70l13-64c-20 25-44 44-70 57-26 12-55 18-87 18-36 0-66-11-89-33s-34-50-34-85c0-49 19-88 59-117 39-29 94-43 163-43h97l4-19c0-2 1-4 1-7 0-2 0-6 0-11 0-22-9-40-27-52-18-13-44-19-77-19-23 0-46 3-70 9s-48 14-73 26l12-64c26-10 52-18 77-23 25-4 49-7 72-7 50 0 89 11 115 33 26 21 39 53 39 94 0 9-1 18-2 30-1 11-3 23-6 35zM1088 777h-70c-57 0-99 8-126 23-28 15-41 39-41 71 0 22 7 40 20 52 15 13 34 19 59 19 38 0 71-13 99-41 28-27 47-63 56-108z">
          <text:p/>
        </draw:path>
        <draw:path draw:style-name="gr12" draw:text-style-name="P11" draw:layer="layout" svg:width="1.172cm" svg:height="0.975cm" svg:x="45.506cm" svg:y="7.249cm" svg:viewBox="0 0 1173 976" svg:d="M105 0h107l-93 479c-4 22-7 39-8 53-2 14-3 26-3 37 0 49 14 85 41 111 27 25 67 37 119 37 68 0 121-18 159-56 38-37 65-98 81-182l93-479h107l-95 493c-21 106-60 184-118 235-59 51-138 76-239 76-79 0-141-20-187-60-46-39-69-93-69-161 0-12 1-26 3-41s4-32 8-49zM1104 713c0-36-8-64-25-84-16-20-39-30-68-30-20 0-40 5-58 15-19 11-35 25-48 45-15 20-26 44-34 71s-12 54-12 81c0 34 8 60 24 80 16 19 38 29 66 29 22 0 42-5 60-15s34-25 48-45 25-43 34-70c8-27 13-53 13-77zM892 615c17-23 38-41 63-53 26-13 52-20 80-20 42 0 76 14 101 43s37 67 37 116c0 40-7 79-22 116-14 37-35 71-62 100-18 19-39 34-62 44s-47 15-72 15c-27 0-51-6-70-18-20-12-36-31-48-55l-12 63h-68l111-575h68z">
          <text:p/>
        </draw:path>
        <draw:path draw:style-name="gr12" draw:text-style-name="P11" draw:layer="layout" svg:width="1.17cm" svg:height="1.007cm" svg:x="46.264cm" svg:y="10.012cm" svg:viewBox="0 0 1171 1008" svg:d="M108 0h110l-95 494c-4 22-7 40-9 54-1 16-2 28-2 39 0 50 14 88 42 114s69 39 123 39c70 0 124-19 163-58 39-38 67-101 84-188l96-494h110l-98 507c-21 111-62 192-122 244s-142 78-246 78c-81 0-145-20-193-61-47-41-71-96-71-166 0-13 1-27 3-44 2-16 4-33 8-51zM1171 586l-14 69c-17-12-35-21-54-27s-39-9-60-9c-22 0-43 4-63 12-21 8-38 19-51 33-22 22-39 48-51 78s-18 60-18 92c0 39 10 67 29 86s48 28 87 28c20 0 40-3 62-9s45-14 69-26l-13 69c-22 9-43 15-64 19-22 5-44 7-66 7-57 0-100-15-131-43-30-28-46-69-46-121 0-45 8-85 24-123 16-37 40-70 71-100 21-20 46-36 75-46s60-17 94-17c20 0 41 3 60 8 20 4 40 11 60 20z">
          <text:p/>
        </draw:path>
        <draw:path draw:style-name="gr12" draw:text-style-name="P11" draw:layer="layout" svg:width="1.174cm" svg:height="0.946cm" svg:x="52.148cm" svg:y="7.348cm" svg:viewBox="0 0 1175 947" svg:d="M102 0h104l-90 464c-4 21-6 38-8 51-1 14-2 25-2 36 0 47 13 82 39 107 26 24 65 37 116 37 65 0 117-19 153-55 37-36 63-95 79-176l90-464h104l-93 477c-20 103-58 179-114 229-56 49-133 73-231 73-76 0-137-19-181-57-46-40-68-92-68-158 0-11 1-25 2-40 2-14 5-30 8-47zM1013 876c-18 23-39 41-63 53s-51 18-80 18c-40 0-72-14-95-41-23-28-35-65-35-113 0-39 7-77 21-114 14-36 35-68 61-96 18-19 38-34 60-43 22-10 46-15 70-15 26 0 48 6 68 18 20 13 35 30 46 54l43-219h66l-109 558h-66zM808 782c0 34 8 61 24 80 15 20 37 29 65 29 20 0 39-5 57-14 17-10 33-25 46-44 14-20 25-43 33-70 9-26 13-52 13-77 0-35-8-60-24-79-15-19-37-28-64-28-21 0-40 5-58 15s-34 24-46 42c-14 20-25 43-33 70-8 26-13 51-13 76z">
          <text:p/>
        </draw:path>
        <draw:path draw:style-name="gr12" draw:text-style-name="P11" draw:layer="layout" svg:width="1.172cm" svg:height="0.985cm" svg:x="50.129cm" svg:y="6.088cm" svg:viewBox="0 0 1173 986" svg:d="M106 0h108l-94 484c-4 22-7 40-8 54-2 14-2 26-2 37 0 49 13 86 40 112 28 25 68 38 121 38 68 0 122-19 160-57 38-37 65-99 82-184l94-484h108l-96 498c-21 107-61 186-120 237-58 52-138 77-240 77-80 0-143-20-189-60-47-40-70-94-70-163 0-12 1-26 3-42 2-15 4-32 8-49zM1104 729c1-4 1-8 2-12 0-4 0-8 0-13 0-30-9-54-27-72-17-17-41-26-72-26-34 0-64 11-90 32-26 22-46 52-60 92zM1164 783h-320c-1 10-2 17-3 23 0 5 0 10 0 14 0 34 10 61 31 80 22 19 52 28 91 28 29 0 58-3 84-10 27-7 52-16 74-29l-13 68c-24 10-50 17-76 22s-53 7-80 7c-58 0-102-13-134-41s-47-67-47-118c0-44 7-84 23-122 15-37 39-70 69-100 20-18 43-32 69-42 27-10 56-15 86-15 47 0 85 14 112 42 29 29 43 67 43 114 0 12-1 24-3 37-1 13-3 27-6 42z">
          <text:p/>
        </draw:path>
        <draw:line draw:style-name="gr14" draw:text-style-name="P13" draw:layer="layout" svg:x1="43.455cm" svg:y1="13.547cm" svg:x2="43.455cm" svg:y2="4.206cm">
          <text:p/>
        </draw:line>
        <draw:line draw:style-name="gr14" draw:text-style-name="P13" draw:layer="layout" svg:x1="55.437cm" svg:y1="13.547cm" svg:x2="55.437cm" svg:y2="4.206cm">
          <text:p/>
        </draw:line>
        <draw:line draw:style-name="gr14" draw:text-style-name="P13" draw:layer="layout" svg:x1="43.455cm" svg:y1="13.547cm" svg:x2="55.437cm" svg:y2="13.547cm">
          <text:p/>
        </draw:line>
        <draw:line draw:style-name="gr14" draw:text-style-name="P13" draw:layer="layout" svg:x1="43.455cm" svg:y1="4.206cm" svg:x2="55.437cm" svg:y2="4.206cm">
          <text:p/>
        </draw:line>
        <draw:path draw:style-name="gr11" draw:text-style-name="P11" draw:layer="layout" svg:width="0.199cm" svg:height="0.309cm" svg:x="48.191cm" svg:y="3.686cm" svg:viewBox="0 0 200 310" svg:d="M42 34v116h53c20 0 35-4 45-15 11-10 16-24 16-43 0-18-5-32-16-42-10-11-25-16-45-16zM0 0h95c35 0 61 8 79 24 17 15 26 38 26 68 0 31-9 54-26 69-18 17-44 25-79 25h-53v124h-42z">
          <text:p/>
        </draw:path>
        <draw:path draw:style-name="gr11" draw:text-style-name="P11" draw:layer="layout" svg:width="0.136cm" svg:height="0.237cm" svg:x="48.436cm" svg:y="3.758cm" svg:viewBox="0 0 137 238" svg:d="M137 41c-5-3-9-5-14-6s-11-2-17-2c-23 0-39 8-50 22-12 14-18 33-18 60v123h-38v-233h38v36c8-14 18-25 31-31 13-7 29-10 48-10 3 0 6 0 9 0s6 1 11 2z">
          <text:p/>
        </draw:path>
        <draw:path draw:style-name="gr11" draw:text-style-name="P11" draw:layer="layout" svg:width="0.215cm" svg:height="0.242cm" svg:x="48.586cm" svg:y="3.758cm" svg:viewBox="0 0 216 243" svg:d="M216 111v19h-176c2 26 9 46 24 60 14 14 33 20 59 20 15 0 29-1 43-5 13-3 27-9 41-16v36c-14 6-28 11-42 14-15 2-29 4-44 4-38 0-67-11-89-33-21-21-32-50-32-87 0-38 10-68 31-90 20-22 48-33 83-33 32 0 56 10 75 30 17 20 27 47 27 81zM178 100c-1-20-7-37-18-50-11-12-26-18-45-18-22 0-39 6-52 18s-20 29-22 50z">
          <text:p/>
        </draw:path>
        <draw:path draw:style-name="gr11" draw:text-style-name="P11" draw:layer="layout" svg:width="0.207cm" svg:height="0.327cm" svg:x="48.846cm" svg:y="3.673cm" svg:viewBox="0 0 208 328" svg:d="M170 126v-126h38v323h-38v-35c-8 14-18 24-30 30-12 7-27 10-45 10-28 0-51-11-68-33-18-22-27-52-27-88s9-66 27-88c17-22 40-34 68-34 18 0 33 4 45 11 12 6 22 17 30 30zM40 207c0 28 5 50 17 66 11 16 27 24 47 24 21 0 37-8 49-24 11-16 17-38 17-66s-6-50-17-66c-12-16-28-24-49-24-20 0-36 8-47 24-12 16-17 38-17 66z">
          <text:p/>
        </draw:path>
        <draw:path draw:style-name="gr11" draw:text-style-name="P11" draw:layer="layout" svg:width="0.249cm" svg:height="0.32cm" svg:x="49.25cm" svg:y="3.68cm" svg:viewBox="0 0 250 321" svg:d="M250 30v44c-14-13-30-23-46-30-16-6-33-9-51-9-35 0-62 11-81 32-18 22-28 53-28 93 0 41 10 72 28 94 19 22 46 32 81 32 18 0 35-3 51-10 16-6 32-16 46-29v44c-15 10-31 18-47 23s-34 7-52 7c-47 0-83-15-111-43-27-29-40-68-40-118 0-49 13-88 40-117 28-28 64-43 111-43 19 0 36 3 52 8s33 12 47 22z">
          <text:p/>
        </draw:path>
        <draw:polygon draw:style-name="gr11" draw:text-style-name="P11" draw:layer="layout" svg:width="0.038cm" svg:height="0.322cm" svg:x="49.562cm" svg:y="3.673cm" svg:viewBox="0 0 39 323" draw:points="0,323 39,323 39,0 0,0">
          <text:p/>
        </draw:polygon>
        <draw:path draw:style-name="gr11" draw:text-style-name="P11" draw:layer="layout" svg:width="0.196cm" svg:height="0.242cm" svg:x="49.665cm" svg:y="3.758cm" svg:viewBox="0 0 197 243" svg:d="M120 120c-31 0-52 4-64 11s-18 19-18 36c0 13 4 24 13 32s21 12 37 12c21 0 38-7 51-23 12-14 20-34 20-59v-9zM197 105v133h-38v-37c-10 15-21 25-34 31-13 8-29 11-47 11-24 0-43-6-57-20s-21-31-21-54c0-26 9-45 26-59 18-13 44-19 78-19h55v-4c0-18-7-31-19-41-11-9-27-14-48-14-14 0-26 1-39 5-13 3-25 8-36 14v-35c14-5 27-10 40-12 13-3 26-4 39-4 33 0 58 8 76 26 16 17 25 43 25 79z">
          <text:p/>
        </draw:path>
        <draw:path draw:style-name="gr11" draw:text-style-name="P11" draw:layer="layout" svg:width="0.177cm" svg:height="0.242cm" svg:x="49.922cm" svg:y="3.758cm" svg:viewBox="0 0 178 243" svg:d="M166 12v36c-11-5-23-10-35-13-12-2-23-4-36-4-19 0-33 3-42 9-10 6-14 15-14 26 0 9 3 16 10 21s20 10 40 14l14 3c27 6 46 14 58 25 11 10 17 25 17 44 0 21-8 38-25 50-18 14-42 20-72 20-12 0-25-1-39-3-13-2-27-7-42-12v-39c14 7 28 13 42 16 13 4 27 6 40 6 18 0 32-3 42-9 9-6 14-15 14-26s-4-19-11-24c-6-6-22-11-45-16l-13-3c-24-5-41-13-52-23-10-10-15-24-15-42 0-22 7-39 23-51 15-12 37-17 66-17 14 0 27 1 39 3 13 2 25 5 36 9z">
          <text:p/>
        </draw:path>
        <draw:path draw:style-name="gr11" draw:text-style-name="P11" draw:layer="layout" svg:width="0.177cm" svg:height="0.242cm" svg:x="50.143cm" svg:y="3.758cm" svg:viewBox="0 0 178 243" svg:d="M165 12v36c-11-5-22-10-33-13-12-2-24-4-37-4-19 0-34 3-43 9s-14 15-14 26c0 9 4 16 10 21 7 5 21 10 41 14l13 3c28 6 47 14 59 25 11 10 17 25 17 44 0 21-9 38-26 50-17 14-40 20-71 20-13 0-25-1-39-3s-28-7-42-12v-39c14 7 28 13 41 16 14 4 27 6 41 6 18 0 33-3 42-9 10-6 15-15 15-26s-4-19-11-24c-7-6-23-11-47-16l-13-3c-23-5-41-13-51-23-11-10-16-24-16-42 0-22 8-39 23-51s37-17 66-17c14 0 28 1 41 3 12 2 24 5 34 9z">
          <text:p/>
        </draw:path>
        <draw:path draw:style-name="gr11" draw:text-style-name="P11" draw:layer="layout" svg:width="0.224cm" svg:height="0.309cm" svg:x="50.496cm" svg:y="3.686cm" svg:viewBox="0 0 225 310" svg:d="M140 36l-105 166h105zM129 0h52v202h44v35h-44v73h-41v-73h-140v-40z">
          <text:p/>
        </draw:path>
        <draw:path draw:style-name="gr11" draw:text-style-name="P11" draw:layer="layout" svg:width="0.338cm" svg:height="0.237cm" svg:x="24.926cm" svg:y="0.338cm" svg:viewBox="0 0 339 238" svg:d="M183 51c9-17 20-29 34-38 13-8 28-13 47-13 23 0 42 9 55 27 13 17 20 41 20 72v139h-38v-138c0-22-4-39-12-50-8-10-20-16-36-16-20 0-36 7-47 20s-17 31-17 54v130h-39v-138c0-22-4-39-12-50-8-10-20-16-36-16-20 0-35 7-47 20-11 13-17 31-17 54v130h-38v-232h38v37c9-14 19-26 31-32 12-7 27-11 44-11s31 5 42 13c12 10 21 22 28 38z">
          <text:p/>
        </draw:path>
        <draw:path draw:style-name="gr11" draw:text-style-name="P11" draw:layer="layout" svg:width="0.215cm" svg:height="0.243cm" svg:x="25.323cm" svg:y="0.338cm" svg:viewBox="0 0 216 244" svg:d="M216 113v19h-175c2 26 9 46 24 60 14 13 33 20 58 20 15 0 29-2 43-5 13-3 27-9 41-16v36c-14 5-28 10-42 13-14 2-29 4-44 4-37 0-66-11-89-32-21-21-32-50-32-87 0-38 10-68 31-90 21-23 49-35 84-35 31 0 55 11 74 31 17 21 27 48 27 82zM178 102c-1-21-7-37-18-50-11-12-26-18-45-18-21 0-38 6-51 18-12 12-20 29-22 50z">
          <text:p/>
        </draw:path>
        <draw:path draw:style-name="gr11" draw:text-style-name="P11" draw:layer="layout" svg:width="0.144cm" svg:height="0.297cm" svg:x="25.572cm" svg:y="0.278cm" svg:viewBox="0 0 145 298" svg:d="M66 0v66h79v29h-79v127c0 19 2 32 7 37s16 8 32 8h40v31h-40c-30 0-50-5-61-16s-16-31-16-60v-127h-28v-29h28v-66z">
          <text:p/>
        </draw:path>
        <draw:path draw:style-name="gr11" draw:text-style-name="P11" draw:layer="layout" svg:width="0.195cm" svg:height="0.321cm" svg:x="25.765cm" svg:y="0.254cm" svg:viewBox="0 0 196 322" svg:d="M196 182v140h-40v-139c0-22-4-38-13-49-8-11-21-17-38-17-21 0-37 7-48 20-12 13-18 31-18 54v131h-39v-322h39v126c9-14 19-24 32-31 12-7 27-11 43-11 26 0 46 9 60 25 13 17 22 41 22 73z">
          <text:p/>
        </draw:path>
        <draw:path draw:style-name="gr11" draw:text-style-name="P11" draw:layer="layout" svg:width="0.212cm" svg:height="0.243cm" svg:x="26.018cm" svg:y="0.338cm" svg:viewBox="0 0 213 244" svg:d="M106 34c-20 0-36 8-48 24s-18 37-18 65 6 49 17 65c12 17 28 24 49 24 20 0 36-7 48-24 13-16 19-37 19-65 0-27-6-49-19-65-12-16-28-24-48-24zM106 0c33 0 60 11 79 34 19 21 28 51 28 89s-9 68-28 89-46 32-79 32-60-11-78-32c-19-21-28-51-28-89s9-68 28-89c18-23 45-34 78-34z">
          <text:p/>
        </draw:path>
        <draw:path draw:style-name="gr11" draw:text-style-name="P11" draw:layer="layout" svg:width="0.207cm" svg:height="0.327cm" svg:x="26.277cm" svg:y="0.254cm" svg:viewBox="0 0 208 328" svg:d="M170 125v-125h38v322h-38v-34c-8 14-18 24-31 30-12 7-27 10-44 10-28 0-51-11-69-33s-26-52-26-89 8-66 26-88 41-34 69-34c17 0 32 4 44 11 13 6 23 16 31 30zM39 206c0 28 6 51 17 67 12 16 27 24 48 24s37-8 48-24c12-16 18-39 18-67s-6-50-18-66c-11-16-27-24-48-24s-36 8-48 24c-11 16-17 38-17 66z">
          <text:p/>
        </draw:path>
        <draw:path draw:style-name="gr11" draw:text-style-name="P11" draw:layer="layout" svg:width="0.265cm" svg:height="0.12cm" svg:x="26.702cm" svg:y="0.383cm" svg:viewBox="0 0 266 121" svg:d="M0 0h266v36h-266zM0 85h266v36h-266z">
          <text:p/>
        </draw:path>
        <draw:path draw:style-name="gr11" draw:text-style-name="P11" draw:layer="layout" svg:width="0.194cm" svg:height="0.243cm" svg:x="27.182cm" svg:y="0.338cm" svg:viewBox="0 0 195 244" svg:d="M0 147v-141h39v140c0 22 4 38 12 49 9 11 21 16 39 16 20 0 37-6 49-19s18-31 18-54v-132h38v232h-38v-35c-9 14-20 24-33 31-12 7-26 10-42 10-27 0-47-8-61-25-14-16-21-40-21-72zM96 0z">
          <text:p/>
        </draw:path>
        <draw:path draw:style-name="gr11" draw:text-style-name="P11" draw:layer="layout" svg:width="0.338cm" svg:height="0.237cm" svg:x="27.453cm" svg:y="0.338cm" svg:viewBox="0 0 339 238" svg:d="M183 51c9-17 21-29 34-38 13-8 29-13 47-13 24 0 42 9 55 27 13 17 20 41 20 72v139h-38v-138c0-22-4-39-12-50-8-10-20-16-36-16-20 0-35 7-47 20-11 13-17 31-17 54v130h-38v-138c0-22-4-39-12-50-8-10-20-16-36-16-20 0-35 7-47 20-11 13-17 31-17 54v130h-39v-232h39v37c9-14 20-26 32-32 12-7 26-11 43-11s31 5 43 13c12 10 20 22 26 38z">
          <text:p/>
        </draw:path>
        <draw:path draw:style-name="gr11" draw:text-style-name="P11" draw:layer="layout" svg:width="0.195cm" svg:height="0.243cm" svg:x="27.853cm" svg:y="0.338cm" svg:viewBox="0 0 196 244" svg:d="M119 122c-31 0-52 4-64 11-11 7-17 19-17 36 0 13 4 24 13 32s21 12 36 12c21 0 38-8 52-23 13-15 19-35 19-60v-8zM196 106v132h-38v-35c-9 15-20 25-34 31-12 7-28 10-47 10-24 0-43-6-57-20-14-13-20-30-20-53 0-26 8-45 26-59 17-13 43-20 78-20h54v-3c0-18-6-31-17-41-13-9-29-14-50-14-13 0-26 1-39 5-12 3-24 8-36 14v-37c14-5 28-9 41-11 13-3 26-5 38-5 34 0 60 9 76 28 17 17 25 43 25 78z">
          <text:p/>
        </draw:path>
        <draw:path draw:style-name="gr11" draw:text-style-name="P11" draw:layer="layout" svg:width="0.207cm" svg:height="0.325cm" svg:x="28.125cm" svg:y="0.338cm" svg:viewBox="0 0 208 326" svg:d="M38 204v122h-38v-320h38v35c8-14 18-24 30-30 13-7 27-11 44-11 29 0 52 12 70 34 17 22 26 51 26 88s-9 67-26 89c-18 22-41 33-70 33-17 0-31-3-44-10-12-6-22-16-30-30zM169 122c0-28-6-50-18-66-11-16-28-24-48-24s-36 8-47 24c-12 16-18 38-18 66 0 29 6 51 18 67 11 16 27 24 47 24s37-8 48-24c12-16 18-38 18-67z">
          <text:p/>
        </draw:path>
        <draw:path draw:style-name="gr11" draw:text-style-name="P11" draw:layer="layout" svg:width="0.094cm" svg:height="0.377cm" svg:x="28.527cm" svg:y="0.254cm" svg:viewBox="0 0 95 378" svg:d="M95 0c-18 32-32 64-41 95-9 30-13 62-13 93 0 33 4 64 13 95 9 32 23 63 41 95h-33c-20-33-36-64-46-96s-16-63-16-94c0-30 6-61 16-92 10-32 25-63 46-96z">
          <text:p/>
        </draw:path>
        <draw:polygon draw:style-name="gr11" draw:text-style-name="P11" draw:layer="layout" svg:width="0.183cm" svg:height="0.308cm" svg:x="28.702cm" svg:y="0.267cm" svg:viewBox="0 0 184 309" draw:points="6,274 74,274 74,38 0,53 0,15 73,0 115,0 115,274 184,274 184,309 6,309">
          <text:p/>
        </draw:polygon>
        <draw:path draw:style-name="gr11" draw:text-style-name="P11" draw:layer="layout" svg:width="0.095cm" svg:height="0.377cm" svg:x="28.958cm" svg:y="0.254cm" svg:viewBox="0 0 96 378" svg:d="M0 0h33c22 33 37 64 47 96 11 31 16 62 16 92 0 31-5 62-16 94-10 32-25 63-47 96h-33c19-32 32-63 42-95 9-31 14-62 14-95 0-31-5-63-14-93-10-31-23-63-42-95z">
          <text:p/>
        </draw:path>
      </draw:page>
      <draw:page draw:name="page2" draw:style-name="dp1" draw:master-page-name="master-page3">
        <draw:g>
          <draw:polygon draw:style-name="gr20" draw:text-style-name="P19" draw:layer="layout" svg:width="9.985cm" svg:height="5.742cm" svg:x="27.975cm" svg:y="6.006cm" svg:viewBox="0 0 9986 5743" draw:points="8843,0 0,1535 5045,4129 8259,5743 9303,4237 9384,4030 9986,1776">
            <text:p/>
          </draw:polygon>
          <draw:custom-shape draw:style-name="gr26" draw:text-style-name="P25" draw:layer="layout" svg:width="10.896cm" svg:height="12.621cm" svg:x="27.622cm" svg:y="2.304cm">
            <text:p/>
            <draw:enhanced-geometry svg:viewBox="0 0 21600 21600" draw:type="rectangle" draw:enhanced-path="M 0 0 L 21600 0 21600 21600 0 21600 0 0 Z N"/>
          </draw:custom-shape>
          <draw:polygon draw:style-name="gr15" draw:text-style-name="P14" draw:layer="layout" svg:width="5.206cm" svg:height="4.925cm" svg:x="18.822cm" svg:y="7.461cm" svg:viewBox="0 0 5207 4926" draw:points="5207,583 2644,0 2402,85 240,1124 0,1683 323,2619 1351,4926 2167,4166">
            <text:p/>
          </draw:polygon>
          <draw:polygon draw:style-name="gr16" draw:text-style-name="P15" draw:layer="layout" svg:width="4.234cm" svg:height="4.31cm" svg:x="15.475cm" svg:y="8.128cm" svg:viewBox="0 0 4235 4311" draw:points="2992,0 0,2607 1395,4311 4098,3852 4144,3814 4235,3607 4179,1708">
            <text:p/>
          </draw:polygon>
          <draw:polygon draw:style-name="gr17" draw:text-style-name="P16" draw:layer="layout" svg:width="6.584cm" svg:height="3.274cm" svg:x="14.896cm" svg:y="6.442cm" svg:viewBox="0 0 6585 3275" draw:points="5354,3275 6585,735 2529,72 1922,0 339,693 35,895 0,1432 173,2091 436,2505 879,3150">
            <text:p/>
          </draw:polygon>
          <draw:polygon draw:style-name="gr18" draw:text-style-name="P17" draw:layer="layout" svg:width="3.962cm" svg:height="3.463cm" svg:x="20.92cm" svg:y="6.516cm" svg:viewBox="0 0 3963 3464" draw:points="0,1415 1444,3464 2596,3326 3963,2203 3823,1185 3316,0 1693,119">
            <text:p/>
          </draw:polygon>
          <draw:polygon draw:style-name="gr19" draw:text-style-name="P18" draw:layer="layout" svg:width="3.655cm" svg:height="3.89cm" svg:x="18.096cm" svg:y="5.315cm" svg:viewBox="0 0 3656 3891" draw:points="869,3600 1707,3891 3521,3248 3656,1652 3606,833 2859,83 1741,0 1021,319 4,873 0,1509 440,2729">
            <text:p/>
          </draw:polygon>
          <draw:custom-shape draw:style-name="gr26" draw:text-style-name="P25" draw:layer="layout" svg:width="10.896cm" svg:height="12.621cm" svg:x="14.438cm" svg:y="2.345cm">
            <text:p/>
            <draw:enhanced-geometry svg:viewBox="0 0 21600 21600" draw:type="rectangle" draw:enhanced-path="M 0 0 L 21600 0 21600 21600 0 21600 0 0 Z N"/>
          </draw:custom-shape>
          <draw:polygon draw:style-name="gr21" draw:text-style-name="P20" draw:layer="layout" svg:width="3.413cm" svg:height="3.79cm" svg:x="44.206cm" svg:y="8.979cm" svg:viewBox="0 0 3414 3791" draw:points="0,2760 2018,3791 2570,3497 3352,2875 3414,2238 2896,1038 2407,149 1363,38 845,0 186,1253">
            <text:p/>
          </draw:polygon>
          <draw:polygon draw:style-name="gr22" draw:text-style-name="P21" draw:layer="layout" svg:width="3.459cm" svg:height="6.821cm" svg:x="40.954cm" svg:y="5.503cm" svg:viewBox="0 0 3460 6822" draw:points="0,3900 913,6822 3171,3642 3460,2847 3274,920 2160,192 656,0 518,375 312,1406">
            <text:p/>
          </draw:polygon>
          <draw:polygon draw:style-name="gr23" draw:text-style-name="P22" draw:layer="layout" svg:width="4.885cm" svg:height="3.853cm" svg:x="41.852cm" svg:y="8.637cm" svg:viewBox="0 0 4886 3854" draw:points="4886,3426 2193,0 941,276 437,558 110,1296 0,2616 648,3004 2504,3854">
            <text:p/>
          </draw:polygon>
          <draw:polygon draw:style-name="gr24" draw:text-style-name="P23" draw:layer="layout" svg:width="5.681cm" svg:height="4.271cm" svg:x="45.258cm" svg:y="6.174cm" svg:viewBox="0 0 5682 4272" draw:points="0,3228 3039,4272 5682,2277 5662,1422 5296,132 4134,0 3815,201">
            <text:p/>
          </draw:polygon>
          <draw:polygon draw:style-name="gr25" draw:text-style-name="P24" draw:layer="layout" svg:width="3.76cm" svg:height="4.379cm" svg:x="45.124cm" svg:y="4.985cm" svg:viewBox="0 0 3761 4380" draw:points="0,1561 429,3329 1015,4380 2714,4132 3698,1414 3761,806 3485,579 3039,416 2334,186 1447,0 735,754">
            <text:p/>
          </draw:polygon>
          <draw:custom-shape draw:style-name="gr26" draw:text-style-name="P25" draw:layer="layout" svg:width="10.896cm" svg:height="12.621cm" svg:x="40.538cm" svg:y="2.345cm">
            <text:p/>
            <draw:enhanced-geometry svg:viewBox="0 0 21600 21600" draw:type="rectangle" draw:enhanced-path="M 0 0 L 21600 0 21600 21600 0 21600 0 0 Z N"/>
          </draw:custom-shape>
          <draw:polygon draw:style-name="gr2" draw:text-style-name="P2" draw:layer="layout" svg:width="4.445cm" svg:height="2.493cm" svg:x="6.394cm" svg:y="5.558cm" svg:viewBox="0 0 4446 2494" draw:points="0,1279 615,2494 3037,2187 3409,1919 3916,1547 4430,827 4446,665 4402,529 3325,0">
            <text:p/>
          </draw:polygon>
          <draw:polygon draw:style-name="gr3" draw:text-style-name="P3" draw:layer="layout" svg:width="3.554cm" svg:height="4.365cm" svg:x="7.017cm" svg:y="6.927cm" svg:viewBox="0 0 3555 4366" draw:points="679,2981 1709,4366 2612,4209 2986,3984 3555,3281 3073,2564 0,0 510,2515">
            <text:p/>
          </draw:polygon>
          <draw:polygon draw:style-name="gr4" draw:text-style-name="P4" draw:layer="layout" svg:width="2.125cm" svg:height="2.479cm" svg:x="6.152cm" svg:y="9.495cm" svg:viewBox="0 0 2126 2480" draw:points="161,2480 1205,2296 1715,1787 2126,707 1274,317 0,0 43,1894">
            <text:p/>
          </draw:polygon>
          <draw:polygon draw:style-name="gr5" draw:text-style-name="P5" draw:layer="layout" svg:width="2.64cm" svg:height="2.451cm" svg:x="6.367cm" svg:y="7.343cm" svg:viewBox="0 0 2641 2452" draw:points="1942,0 0,266 209,1079 797,1867 1450,2452 2288,1943 2517,1278 2641,703 2304,303">
            <text:p/>
          </draw:polygon>
          <draw:polygon draw:style-name="gr6" draw:text-style-name="P6" draw:layer="layout" svg:width="2.697cm" svg:height="2.367cm" svg:x="4.459cm" svg:y="8.933cm" svg:viewBox="0 0 2698 2368" draw:points="1752,2368 2698,562 2569,68 2271,24 1611,0 1080,175 275,624 0,1635 483,2012 789,2128">
            <text:p/>
          </draw:polygon>
          <draw:polygon draw:style-name="gr7" draw:text-style-name="P7" draw:layer="layout" svg:width="2.852cm" svg:height="2.724cm" svg:x="6.86cm" svg:y="11.345cm" svg:viewBox="0 0 2853 2725" draw:points="0,1868 986,2725 2156,2535 2524,2097 2751,1662 2853,784 1868,0 632,927">
            <text:p/>
          </draw:polygon>
          <draw:polygon draw:style-name="gr8" draw:text-style-name="P8" draw:layer="layout" svg:width="4.886cm" svg:height="3.923cm" svg:x="1.982cm" svg:y="3.915cm" svg:viewBox="0 0 4887 3924" draw:points="2210,3924 4887,538 1809,71 902,0 413,101 0,945 154,1799">
            <text:p/>
          </draw:polygon>
          <draw:polygon draw:style-name="gr9" draw:text-style-name="P9" draw:layer="layout" svg:width="2.802cm" svg:height="2.698cm" svg:x="4.206cm" svg:y="11.883cm" svg:viewBox="0 0 2803 2699" draw:points="572,322 0,1507 392,2239 861,2699 1770,2578 2803,2411 2661,1254 1868,465 1703,394 791,0">
            <text:p/>
          </draw:polygon>
          <draw:polygon draw:style-name="gr10" draw:text-style-name="P10" draw:layer="layout" svg:width="2.344cm" svg:height="7.837cm" svg:x="2.398cm" svg:y="5.373cm" svg:viewBox="0 0 2345 7838" draw:points="2345,5688 1820,0 29,6024 0,6132 83,7165 135,7571 1076,7838 1615,7224">
            <text:p/>
          </draw:polygon>
          <draw:polygon draw:style-name="gr13" draw:text-style-name="P12" draw:layer="layout" svg:width="0.529cm" svg:height="0.529cm" svg:x="9.993cm" svg:y="2.908cm" svg:viewBox="0 0 530 530" draw:points="177,530 353,530 353,354 530,354 530,177 353,177 353,0 177,0 177,177 0,177 0,354 177,354">
            <text:p/>
          </draw:polygon>
          <draw:polygon draw:style-name="gr13" draw:text-style-name="P12" draw:layer="layout" svg:width="0.529cm" svg:height="0.529cm" svg:x="8.874cm" svg:y="7.922cm" svg:viewBox="0 0 530 530" draw:points="176,530 353,530 353,353 530,353 530,176 353,176 353,0 176,0 176,176 0,176 0,353 176,353">
            <text:p/>
          </draw:polygon>
          <draw:custom-shape draw:style-name="gr26" draw:text-style-name="P25" draw:layer="layout" svg:width="10.896cm" svg:height="12.621cm" svg:x="1.238cm" svg:y="2.345cm">
            <text:p/>
            <draw:enhanced-geometry svg:viewBox="0 0 21600 21600" draw:type="rectangle" draw:enhanced-path="M 0 0 L 21600 0 21600 21600 0 21600 0 0 Z N"/>
          </draw:custom-shape>
          <draw:polygon draw:style-name="gr13" draw:text-style-name="P12" draw:layer="layout" svg:width="0.529cm" svg:height="0.529cm" svg:x="1.093cm" svg:y="15.508cm" svg:viewBox="0 0 530 530" draw:points="177,530 353,530 353,354 530,354 530,177 353,177 353,0 177,0 177,177 0,177 0,354 177,354">
            <text:p/>
          </draw:polygon>
          <draw:frame draw:style-name="gr27" draw:text-style-name="P26" draw:layer="layout" svg:width="1.604cm" svg:height="1.918cm" svg:x="6.079cm" svg:y="0.7cm">
            <draw:text-box>
              <text:p><text:span text:style-name="T1">(1)</text:span></text:p>
            </draw:text-box>
          </draw:frame>
          <draw:frame draw:style-name="gr28" draw:text-style-name="P27" draw:layer="layout" svg:width="2.341cm" svg:height="1.876cm" svg:x="2.862cm" svg:y="4.128cm">
            <draw:text-box>
              <text:p><text:span text:style-name="T2">Poi</text:span><text:span text:style-name="T3">1</text:span></text:p>
            </draw:text-box>
          </draw:frame>
          <draw:frame draw:style-name="gr29" draw:text-style-name="P28" draw:layer="layout" svg:width="7.359cm" svg:height="1.952cm" svg:x="2.316cm" svg:y="14.967cm">
            <draw:text-box>
              <text:p><text:span text:style-name="T4">Outliers</text:span></text:p>
            </draw:text-box>
          </draw:frame>
          <draw:frame draw:style-name="gr27" draw:text-style-name="P26" draw:layer="layout" svg:width="1.821cm" svg:height="1.918cm" svg:x="19.096cm" svg:y="0.711cm">
            <draw:text-box>
              <text:p><text:span text:style-name="T1">(2)</text:span></text:p>
            </draw:text-box>
          </draw:frame>
          <draw:frame draw:style-name="gr28" draw:text-style-name="P27" draw:layer="layout" svg:width="2.341cm" svg:height="1.876cm" svg:x="2.297cm" svg:y="9.714cm">
            <draw:text-box>
              <text:p><text:span text:style-name="T2">Poi</text:span><text:span text:style-name="T3">2</text:span></text:p>
            </draw:text-box>
          </draw:frame>
          <draw:frame draw:style-name="gr28" draw:text-style-name="P27" draw:layer="layout" svg:width="2.341cm" svg:height="1.876cm" svg:x="4.449cm" svg:y="12.231cm">
            <draw:text-box>
              <text:p><text:span text:style-name="T2">Poi</text:span><text:span text:style-name="T3">3</text:span></text:p>
            </draw:text-box>
          </draw:frame>
          <draw:frame draw:style-name="gr28" draw:text-style-name="P27" draw:layer="layout" svg:width="2.341cm" svg:height="1.876cm" svg:x="7.65cm" svg:y="11.731cm">
            <draw:text-box>
              <text:p><text:span text:style-name="T2">Poi</text:span><text:span text:style-name="T3">4</text:span></text:p>
            </draw:text-box>
          </draw:frame>
          <draw:frame draw:style-name="gr28" draw:text-style-name="P27" draw:layer="layout" svg:width="2.341cm" svg:height="1.876cm" svg:x="33.312cm" svg:y="7.306cm">
            <draw:text-box>
              <text:p><text:span text:style-name="T2">Poi</text:span><text:span text:style-name="T3">5</text:span></text:p>
            </draw:text-box>
          </draw:frame>
          <draw:frame draw:style-name="gr28" draw:text-style-name="P27" draw:layer="layout" svg:width="1.791cm" svg:height="1.876cm" svg:x="8.671cm" svg:y="5.369cm">
            <draw:text-box>
              <text:p><text:span text:style-name="T2">N</text:span><text:span text:style-name="T3">1</text:span></text:p>
            </draw:text-box>
          </draw:frame>
          <draw:frame draw:style-name="gr28" draw:text-style-name="P27" draw:layer="layout" svg:width="1.791cm" svg:height="1.876cm" svg:x="7.072cm" svg:y="7.269cm">
            <draw:text-box>
              <text:p><text:span text:style-name="T2">N</text:span><text:span text:style-name="T3">2</text:span></text:p>
            </draw:text-box>
          </draw:frame>
          <draw:frame draw:style-name="gr28" draw:text-style-name="P27" draw:layer="layout" svg:width="1.791cm" svg:height="1.876cm" svg:x="4.972cm" svg:y="8.969cm">
            <draw:text-box>
              <text:p><text:span text:style-name="T2">N</text:span><text:span text:style-name="T3">3</text:span></text:p>
            </draw:text-box>
          </draw:frame>
          <draw:frame draw:style-name="gr28" draw:text-style-name="P27" draw:layer="layout" svg:width="1.791cm" svg:height="1.876cm" svg:x="6.572cm" svg:y="9.869cm">
            <draw:text-box>
              <text:p><text:span text:style-name="T2">N</text:span><text:span text:style-name="T3">4</text:span></text:p>
            </draw:text-box>
          </draw:frame>
          <draw:frame draw:style-name="gr28" draw:text-style-name="P27" draw:layer="layout" svg:width="1.791cm" svg:height="1.876cm" svg:x="8.672cm" svg:y="8.969cm">
            <draw:text-box>
              <text:p><text:span text:style-name="T2">N</text:span><text:span text:style-name="T3">5</text:span></text:p>
            </draw:text-box>
          </draw:frame>
          <draw:frame draw:style-name="gr28" draw:text-style-name="P27" draw:layer="layout" svg:width="2.341cm" svg:height="1.876cm" svg:x="19.209cm" svg:y="5.057cm">
            <draw:text-box>
              <text:p><text:span text:style-name="T2">Pa</text:span><text:span text:style-name="T3">5</text:span></text:p>
            </draw:text-box>
          </draw:frame>
          <draw:frame draw:style-name="gr28" draw:text-style-name="P27" draw:layer="layout" svg:width="2.341cm" svg:height="1.876cm" svg:x="22.244cm" svg:y="6.919cm">
            <draw:text-box>
              <text:p><text:span text:style-name="T2">Pa</text:span><text:span text:style-name="T3">4</text:span></text:p>
            </draw:text-box>
          </draw:frame>
          <draw:frame draw:style-name="gr28" draw:text-style-name="P27" draw:layer="layout" svg:width="2.341cm" svg:height="1.876cm" svg:x="20.007cm" svg:y="8.857cm">
            <draw:text-box>
              <text:p><text:span text:style-name="T2">Pa</text:span><text:span text:style-name="T3">3</text:span></text:p>
            </draw:text-box>
          </draw:frame>
          <draw:frame draw:style-name="gr28" draw:text-style-name="P27" draw:layer="layout" svg:width="2.341cm" svg:height="1.876cm" svg:x="16.61cm" svg:y="9.757cm">
            <draw:text-box>
              <text:p><text:span text:style-name="T2">Pa</text:span><text:span text:style-name="T3">2</text:span></text:p>
            </draw:text-box>
          </draw:frame>
          <draw:frame draw:style-name="gr28" draw:text-style-name="P27" draw:layer="layout" svg:width="2.341cm" svg:height="1.876cm" svg:x="15.692cm" svg:y="6.746cm">
            <draw:text-box>
              <text:p><text:span text:style-name="T2">Pa</text:span><text:span text:style-name="T3">1</text:span></text:p>
            </draw:text-box>
          </draw:frame>
          <draw:frame draw:style-name="gr28" draw:text-style-name="P27" draw:layer="layout" svg:width="1.791cm" svg:height="1.876cm" svg:x="41.879cm" svg:y="6.386cm">
            <draw:text-box>
              <text:p><text:span text:style-name="T2">U</text:span><text:span text:style-name="T3">1</text:span></text:p>
            </draw:text-box>
          </draw:frame>
          <draw:frame draw:style-name="gr28" draw:text-style-name="P27" draw:layer="layout" svg:width="1.791cm" svg:height="1.876cm" svg:x="42.949cm" svg:y="9.593cm">
            <draw:text-box>
              <text:p><text:span text:style-name="T2">U</text:span><text:span text:style-name="T3">2</text:span></text:p>
            </draw:text-box>
          </draw:frame>
          <draw:frame draw:style-name="gr28" draw:text-style-name="P27" draw:layer="layout" svg:width="1.791cm" svg:height="1.876cm" svg:x="45.363cm" svg:y="9.593cm">
            <draw:text-box>
              <text:p><text:span text:style-name="T2">U</text:span><text:span text:style-name="T3">3</text:span></text:p>
            </draw:text-box>
          </draw:frame>
          <draw:frame draw:style-name="gr28" draw:text-style-name="P27" draw:layer="layout" svg:width="1.791cm" svg:height="1.876cm" svg:x="48.225cm" svg:y="6.972cm">
            <draw:text-box>
              <text:p><text:span text:style-name="T2">U</text:span><text:span text:style-name="T3">4</text:span></text:p>
            </draw:text-box>
          </draw:frame>
          <draw:frame draw:style-name="gr28" draw:text-style-name="P27" draw:layer="layout" svg:width="1.791cm" svg:height="1.876cm" svg:x="46.294cm" svg:y="5.49cm">
            <draw:text-box>
              <text:p><text:span text:style-name="T2">U</text:span><text:span text:style-name="T3">5</text:span></text:p>
            </draw:text-box>
          </draw:frame>
          <draw:frame draw:style-name="gr27" draw:text-style-name="P26" draw:layer="layout" svg:width="1.821cm" svg:height="1.918cm" svg:x="32.097cm" svg:y="0.711cm">
            <draw:text-box>
              <text:p><text:span text:style-name="T1">(3)</text:span></text:p>
            </draw:text-box>
          </draw:frame>
          <draw:frame draw:style-name="gr27" draw:text-style-name="P26" draw:layer="layout" svg:width="1.821cm" svg:height="1.918cm" svg:x="45.056cm" svg:y="0.711cm">
            <draw:text-box>
              <text:p><text:span text:style-name="T1">(4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691cm" fo:page-height="16.7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20:26:32.570657387</dc:date>
    <meta:editing-duration>PT3H58M20S</meta:editing-duration>
    <meta:editing-cycles>52</meta:editing-cycles>
    <meta:generator>LibreOffice/7.4.2.3$MacOSX_X86_64 LibreOffice_project/382eef1f22670f7f4118c8c2dd222ec7ad009daf</meta:generator>
    <meta:document-statistic meta:object-count="201"/>
  </office:meta>
</office:document-meta>
</file>